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00A0000000AC75CE957A2F6D329.png" manifest:media-type="image/png"/>
  <manifest:file-entry manifest:full-path="Pictures/100002000000000A0000000A6361AF2587162F7F.gif" manifest:media-type="image/gif"/>
  <manifest:file-entry manifest:full-path="Pictures/10000200000000580000001F82A58410F9B241D3.png" manifest:media-type="image/png"/>
  <manifest:file-entry manifest:full-path="Pictures/10000201000001CE0000008811AE7AF1F8DD5D88.png" manifest:media-type="image/png"/>
  <manifest:file-entry manifest:full-path="Pictures/10000000000000900000004ED3F5DA29EE3DB1F1.png" manifest:media-type="image/png"/>
  <manifest:file-entry manifest:full-path="Pictures/10000201000000610000002862A09E338579E881.png" manifest:media-type="image/png"/>
  <manifest:file-entry manifest:full-path="Pictures/100002010000032000000198D033E9FAE789854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全字庫正楷體" svg:font-family="全字庫正楷體" style:font-pitch="fixed"/>
    <style:font-face style:name="全字庫正楷體4"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 svg:font-family="'DejaVu Sans Mono'" style:font-family-generic="modern" style:font-pitch="fixed"/>
    <style:font-face style:name="Liberation Mono1" svg:font-family="'Liberation Mono', 'Courier New'" style:font-family-generic="modern" style:font-pitch="fixed"/>
    <style:font-face style:name="方正楷體1" svg:font-family="方正楷體" style:font-family-generic="script" style:font-pitch="fixed"/>
    <style:font-face style:name="標楷體1" svg:font-family="標楷體" style:font-family-generic="script" style:font-pitch="fixed"/>
    <style:font-face style:name="標楷體6"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3" svg:font-family="全字庫正楷體" style:font-adornments="標準"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5" svg:font-family="標楷體" style:font-pitch="variable"/>
    <style:font-face style:name="標楷體3" svg:font-family="標楷體" style:font-adornments="標準" style:font-pitch="variable"/>
    <style:font-face style:name="Arial5" svg:font-family="Arial" style:font-family-generic="modern" style:font-pitch="variable"/>
    <style:font-face style:name="DejaVu Sans Mono1" svg:font-family="'DejaVu Sans Mono'" style:font-family-generic="modern" style:font-pitch="variable"/>
    <style:font-face style:name="Liberation Mono"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 svg:font-family="全字庫正宋體" style:font-family-generic="roman" style:font-pitch="variable"/>
    <style:font-face style:name="全字庫正楷體2" svg:font-family="全字庫正楷體" style:font-family-generic="roman" style:font-pitch="variable"/>
    <style:font-face style:name="新細明體" svg:font-family="新細明體, PMingLiU" style:font-family-generic="roman" style:font-pitch="variable"/>
    <style:font-face style:name="方正楷體3" svg:font-family="方正楷體" style:font-family-generic="roman" style:font-pitch="variable"/>
    <style:font-face style:name="標楷體2" svg:font-family="標楷體" style:font-family-generic="roman" style:font-pitch="variable"/>
    <style:font-face style:name="Liberation Sans1" svg:font-family="'Liberation Sans'" style:font-family-generic="script" style:font-pitch="variable"/>
    <style:font-face style:name="Noto Sans CJK TC1" svg:font-family="'Noto Sans CJK TC'" style:font-family-generic="script" style:font-pitch="variable"/>
    <style:font-face style:name="方正楷體2" svg:font-family="方正楷體" style:font-family-generic="script" style:font-pitch="variable"/>
    <style:font-face style:name="標楷體" svg:font-family="標楷體" style:font-family-generic="script" style:font-pitch="variable"/>
    <style:font-face style:name="標楷體4"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2"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9">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paragraph-properties style:writing-mode="lr-tb"/>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509cm"/>
      <style:paragraph-properties style:writing-mode="lr-tb"/>
    </style:style>
    <style:style style:name="gr8" style:family="graphic" style:parent-style-name="預設_5f_4_5f_1">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9" style:family="graphic" style:parent-style-name="預設_5f_1">
      <style:graphic-properties draw:stroke="none" svg:stroke-color="#000000" draw:fill="none" draw:fill-color="#ffffff" draw:auto-grow-height="true" draw:auto-grow-width="false" fo:max-height="0cm" fo:min-height="1.509cm"/>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paragraph-properties style:writing-mode="lr-tb"/>
    </style:style>
    <style:style style:name="pr2" style:family="presentation" style:parent-style-name="資訊未來大自由_5f_封面-notes">
      <style:graphic-properties draw:fill-color="#ffffff" draw:auto-grow-height="true" fo:min-height="15.337cm"/>
      <style:paragraph-properties style:writing-mode="lr-tb"/>
    </style:style>
    <style:style style:name="pr3" style:family="presentation" style:parent-style-name="資訊未來大自由_5f_內頁-title">
      <style:graphic-properties draw:auto-grow-height="true" fo:min-height="1.677cm"/>
      <style:paragraph-properties style:writing-mode="lr-tb"/>
    </style:style>
    <style:style style:name="pr4" style:family="presentation" style:parent-style-name="資訊未來大自由_5f_內頁-outline1" style:list-style-name="L4">
      <style:graphic-properties fo:min-height="13.2cm"/>
      <style:paragraph-properties style:writing-mode="lr-tb"/>
    </style:style>
    <style:style style:name="pr5" style:family="presentation" style:parent-style-name="資訊未來大自由_5f_內頁-notes">
      <style:graphic-properties draw:fill-color="#ffffff" fo:min-height="11.427cm"/>
      <style:paragraph-properties style:writing-mode="lr-tb"/>
    </style:style>
    <style:style style:name="pr6" style:family="presentation" style:parent-style-name="資訊未來大自由_5f_內頁-outline1" style:list-style-name="L4">
      <style:graphic-properties fo:min-height="13.2cm"/>
      <style:paragraph-properties style:writing-mode="lr-tb"/>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paragraph-properties style:writing-mode="lr-tb"/>
    </style:style>
    <style:style style:name="pr8" style:family="presentation" style:parent-style-name="資訊未來大自由_5f_封底-notes" style:list-style-name="L7">
      <style:graphic-properties draw:fill-color="#ffffff" draw:auto-grow-height="true" fo:min-height="11.43cm"/>
      <style:paragraph-properties style:writing-mode="lr-tb"/>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writing-mode="lr-tb"/>
      <style:text-properties style:font-name="全字庫正宋體1" style:font-name-asian="全字庫正宋體1"/>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writing-mode="lr-tb"/>
      <style:text-properties style:font-name="思源黑體 TW Regular" fo:font-size="20pt" style:font-name-asian="思源黑體 TW Regular" style:font-size-asian="20pt" style:font-size-complex="20pt"/>
    </style:style>
    <style:style style:name="P10" style:family="paragraph">
      <style:paragraph-properties style:writing-mode="lr-tb"/>
      <style:text-properties style:font-name="全字庫正楷體1" style:font-name-asian="全字庫正楷體1"/>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6cm" fo:margin-right="0cm" fo:margin-top="0.1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14" style:family="paragraph">
      <style:paragraph-properties fo:margin-left="0cm" fo:margin-right="0cm" fo:line-height="100%" fo:text-indent="0cm" style:writing-mode="lr-tb"/>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5" style:family="paragraph">
      <style:paragraph-properties fo:text-align="start" style:writing-mode="lr-tb"/>
      <style:text-properties fo:color="#ffff00" style:font-name="DejaVu Sans Mono" fo:font-size="11pt" style:font-size-asian="11pt" style:font-size-complex="11pt"/>
    </style:style>
    <style:style style:name="P16" style:family="paragraph">
      <loext:graphic-properties draw:fill="solid" draw:fill-color="#000000"/>
      <style:paragraph-properties fo:text-align="start" style:writing-mode="lr-tb"/>
      <style:text-properties fo:color="#ffff00" style:font-name="DejaVu Sans Mono" fo:font-size="11pt" style:font-size-asian="11pt" style:font-size-complex="11pt"/>
    </style:style>
    <style:style style:name="P17" style:family="paragraph">
      <loext:graphic-properties draw:fill-color="#ffffff"/>
      <style:paragraph-properties style:writing-mode="lr-tb"/>
      <style:text-properties fo:font-size="20pt" style:font-size-asian="20pt" style:font-size-complex="20pt"/>
    </style:style>
    <style:style style:name="P18" style:family="paragraph">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20" style:family="paragraph">
      <loext:graphic-properties draw:fill="none" draw:fill-color="#ffffff"/>
      <style:paragraph-properties style:writing-mode="lr-tb"/>
      <style:text-properties style:font-name="思源宋體 TW Heavy" fo:font-size="32pt" style:font-size-asian="32pt" style:font-size-complex="32pt"/>
    </style:style>
    <style:style style:name="P21" style:family="paragraph">
      <style:paragraph-properties fo:line-height="0.46cm" fo:text-align="start" style:text-autospace="ideograph-alpha" style:writing-mode="lr-tb"/>
      <style:text-properties style:use-window-font-color="true" style:font-name="PT Sans Narrow" fo:font-size="14pt" style:font-size-asian="14pt" style:font-size-complex="14pt" fo:hyphenate="false"/>
    </style:style>
    <style:style style:name="P22" style:family="paragraph">
      <loext:graphic-properties draw:fill="solid" draw:fill-color="#c0c0c0"/>
      <style:paragraph-properties fo:line-height="0.46cm" fo:text-align="start" style:text-autospace="ideograph-alpha" style:writing-mode="lr-tb"/>
      <style:text-properties style:use-window-font-color="true" style:font-name="PT Sans Narrow" fo:font-size="14pt" style:font-size-asian="14pt" style:font-size-complex="14pt" fo:hyphenate="false"/>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use-window-font-color="true" style:font-name="PT Sans Narrow" fo:font-size="15pt" style:font-size-asian="15pt" style:font-size-complex="15pt" fo:hyphenate="false"/>
    </style:style>
    <style:style style:name="P24" style:family="paragraph">
      <style:paragraph-properties fo:margin-left="0cm" fo:margin-right="0cm" fo:margin-top="0cm" fo:margin-bottom="0cm" fo:line-height="0.539cm"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use-window-font-color="true" style:font-name="PT Sans Narrow" fo:font-size="15pt" style:font-size-asian="15pt" style:font-size-complex="15pt" fo:hyphenate="false"/>
    </style:style>
    <style:style style:name="P25" style:family="paragraph">
      <loext:graphic-properties draw:fill="solid" draw:fill-color="#c0c0c0"/>
      <style:paragraph-properties fo:line-height="0.5cm" fo:text-align="start" style:text-autospace="ideograph-alpha" style:writing-mode="lr-tb"/>
      <style:text-properties style:use-window-font-color="true" style:font-name="PT Sans Narrow" fo:font-size="15pt" style:font-size-asian="15pt" style:font-size-complex="15pt" fo:hyphenate="false"/>
    </style:style>
    <style:style style:name="P26" style:family="paragraph">
      <style:paragraph-properties fo:line-height="0.51cm" fo:text-align="start" style:text-autospace="ideograph-alpha" style:writing-mode="lr-tb"/>
      <style:text-properties style:use-window-font-color="true" style:font-name="PT Sans Narrow" fo:font-size="15pt" style:font-size-asian="15pt" style:font-size-complex="15pt" fo:hyphenate="false"/>
    </style:style>
    <style:style style:name="P27" style:family="paragraph">
      <loext:graphic-properties draw:fill="solid" draw:fill-color="#c0c0c0"/>
      <style:paragraph-properties fo:line-height="0.51cm" fo:text-align="start" style:text-autospace="ideograph-alpha" style:writing-mode="lr-tb"/>
      <style:text-properties style:use-window-font-color="true" style:font-name="PT Sans Narrow" fo:font-size="15pt" style:font-size-asian="15pt" style:font-size-complex="15pt" fo:hyphenate="false"/>
    </style:style>
    <style:style style:name="P28" style:family="paragraph">
      <style:paragraph-properties fo:line-height="0.5cm" fo:text-align="start" style:text-autospace="ideograph-alpha" style:writing-mode="lr-tb"/>
      <style:text-properties style:use-window-font-color="true" style:font-name="PT Sans Narrow" fo:font-size="15pt" style:font-size-asian="15pt" style:font-size-complex="15pt" fo:hyphenate="false"/>
    </style:style>
    <style:style style:name="P29" style:family="paragraph">
      <style:paragraph-properties fo:line-height="0.6cm" fo:text-align="start" style:text-autospace="ideograph-alpha" style:writing-mode="lr-tb"/>
      <style:text-properties style:font-name="PT Sans Narrow" fo:font-size="15pt" style:font-size-asian="15pt" style:font-size-complex="15pt" fo:hyphenate="false"/>
    </style:style>
    <style:style style:name="P30" style:family="paragraph">
      <loext:graphic-properties draw:fill="solid" draw:fill-color="#c0c0c0"/>
      <style:paragraph-properties fo:line-height="0.6cm" fo:text-align="start" style:text-autospace="ideograph-alpha" style:writing-mode="lr-tb"/>
      <style:text-properties style:font-name="PT Sans Narrow" fo:font-size="15pt" style:font-size-asian="15pt" style:font-size-complex="15pt" fo:hyphenate="false"/>
    </style:style>
    <style:style style:name="P31" style:family="paragraph">
      <style:paragraph-properties fo:line-height="0.55cm" fo:text-align="start" style:text-autospace="ideograph-alpha" style:writing-mode="lr-tb"/>
      <style:text-properties style:font-name="PT Sans Narrow" fo:font-size="15pt" style:font-size-asian="15pt" style:font-size-complex="15pt" fo:hyphenate="false"/>
    </style:style>
    <style:style style:name="P32" style:family="paragraph">
      <loext:graphic-properties draw:fill="solid" draw:fill-color="#c0c0c0"/>
      <style:paragraph-properties fo:line-height="0.55cm" fo:text-align="start" style:text-autospace="ideograph-alpha" style:writing-mode="lr-tb"/>
      <style:text-properties style:font-name="PT Sans Narrow" fo:font-size="15pt" style:font-size-asian="15pt" style:font-size-complex="15pt" fo:hyphenate="false"/>
    </style:style>
    <style:style style:name="P33" style:family="paragraph">
      <style:paragraph-properties fo:line-height="115%" fo:text-align="start" style:text-autospace="ideograph-alpha" style:writing-mode="lr-tb"/>
      <style:text-properties style:use-window-font-color="true" style:font-name="PT Sans Narrow" fo:font-size="14pt" style:font-size-asian="14pt" style:font-size-complex="14pt" fo:hyphenate="false"/>
    </style:style>
    <style:style style:name="P34" style:family="paragraph">
      <loext:graphic-properties draw:fill="solid" draw:fill-color="#c0c0c0"/>
      <style:paragraph-properties fo:line-height="115%" fo:text-align="start" style:text-autospace="ideograph-alpha" style:writing-mode="lr-tb"/>
      <style:text-properties style:use-window-font-color="true" style:font-name="PT Sans Narrow" fo:font-size="14pt" style:font-size-asian="14pt" style:font-size-complex="14pt" fo:hyphenate="false"/>
    </style:style>
    <style:style style:name="P35" style:family="paragraph">
      <style:paragraph-properties fo:line-height="115%" fo:text-align="start" style:text-autospace="ideograph-alpha" style:writing-mode="lr-tb"/>
      <style:text-properties style:use-window-font-color="true" style:font-name="PT Sans Narrow" fo:font-size="15pt" style:font-size-asian="15pt" style:font-size-complex="15pt" fo:hyphenate="false"/>
    </style:style>
    <style:style style:name="P36" style:family="paragraph">
      <loext:graphic-properties draw:fill="solid" draw:fill-color="#c0c0c0"/>
      <style:paragraph-properties fo:line-height="115%" fo:text-align="start" style:text-autospace="ideograph-alpha" style:writing-mode="lr-tb"/>
      <style:text-properties style:use-window-font-color="true" style:font-name="PT Sans Narrow" fo:font-size="15pt" style:font-size-asian="15pt" style:font-size-complex="15pt" fo:hyphenate="false"/>
    </style:style>
    <style:style style:name="P37" style:family="paragraph">
      <style:paragraph-properties fo:line-height="100%" fo:text-align="start" style:text-autospace="ideograph-alpha" style:writing-mode="lr-tb"/>
      <style:text-properties style:font-name="PT Sans Narrow" fo:font-size="15pt" style:font-size-asian="15pt" style:font-size-complex="15pt" fo:hyphenate="false"/>
    </style:style>
    <style:style style:name="P38" style:family="paragraph">
      <style:paragraph-properties fo:line-height="0.51cm" fo:text-align="start" style:text-autospace="ideograph-alpha" style:writing-mode="lr-tb"/>
      <style:text-properties style:font-name="PT Sans Narrow" fo:font-size="15pt" style:font-size-asian="15pt" style:font-size-complex="15pt" fo:hyphenate="false"/>
    </style:style>
    <style:style style:name="P39" style:family="paragraph">
      <loext:graphic-properties draw:fill="solid" draw:fill-color="#c0c0c0"/>
      <style:paragraph-properties fo:line-height="0.51cm" fo:text-align="start" style:text-autospace="ideograph-alpha" style:writing-mode="lr-tb"/>
      <style:text-properties style:font-name="PT Sans Narrow" fo:font-size="15pt" style:font-size-asian="15pt" style:font-size-complex="15pt" fo:hyphenate="false"/>
    </style:style>
    <style:style style:name="P40"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41" style:family="paragraph">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2"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3" style:family="paragraph">
      <loext:graphic-properties draw:fill-color="#ffffff"/>
      <style:paragraph-properties style:writing-mode="lr-tb"/>
    </style:style>
    <style:style style:name="P44" style:family="paragraph">
      <style:paragraph-properties fo:line-height="115%" fo:text-align="start" style:text-autospace="ideograph-alpha" style:writing-mode="lr-tb"/>
      <style:text-properties style:font-name="PT Sans Narrow" fo:font-size="14pt" style:font-size-asian="14pt" style:font-size-complex="14pt" fo:hyphenate="false"/>
    </style:style>
    <style:style style:name="P45" style:family="paragraph">
      <loext:graphic-properties draw:fill="solid" draw:fill-color="#c0c0c0"/>
      <style:paragraph-properties fo:line-height="115%" fo:text-align="start" style:text-autospace="ideograph-alpha" style:writing-mode="lr-tb"/>
      <style:text-properties style:font-name="PT Sans Narrow" fo:font-size="14pt" style:font-size-asian="14pt" style:font-size-complex="14pt" fo:hyphenate="false"/>
    </style:style>
    <style:style style:name="P46" style:family="paragraph">
      <style:paragraph-properties fo:margin-left="0cm" fo:margin-right="0cm" fo:margin-top="0.56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47" style:family="paragraph">
      <style:paragraph-properties fo:margin-left="0cm" fo:margin-right="0cm" fo:text-indent="0cm"/>
    </style:style>
    <style:style style:name="P48"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49" style:family="paragraph">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50"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51" style:family="paragraph">
      <loext:graphic-properties draw:fill-color="#ffffff"/>
      <style:paragraph-properties fo:margin-left="0cm" fo:margin-right="0cm" fo:line-height="100%" fo:text-indent="0cm" style:writing-mode="lr-tb"/>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style:font-name="DejaVu Serif" fo:font-size="36pt" fo:font-weight="normal" style:font-name-asian="DejaVu Serif" style:font-size-asian="36pt" style:font-weight-asian="normal" style:font-size-complex="36pt" style:font-weight-complex="normal"/>
    </style:style>
    <style:style style:name="T11"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2" style:family="text">
      <style:text-properties fo:color="#000000" style:font-name="DejaVu Serif" fo:font-size="26pt" fo:font-weight="normal" style:font-name-asian="DejaVu Serif" style:font-size-asian="26pt" style:font-weight-asian="normal" style:font-size-complex="26pt" style:font-weight-complex="normal"/>
    </style:style>
    <style:style style:name="T13" style:family="text">
      <style:text-properties fo:color="#ffff00" style:text-outline="false" style:text-line-through-style="none" style:text-line-through-type="none" style:text-position="0% 100%" style:font-name="DejaVu Sans Mono"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font-size="20pt" style:font-size-asian="20pt" style:font-size-complex="20pt"/>
    </style:style>
    <style:style style:name="T15" style:family="text">
      <style:text-properties fo:color="#666666" style:font-name="PT Sans Narrow" fo:font-size="15pt" style:font-size-asian="15pt" style:font-size-complex="15pt"/>
    </style:style>
    <style:style style:name="T16" style:family="text">
      <style:text-properties style:font-name="PT Sans Narrow" fo:font-size="15pt" style:font-size-asian="15pt" style:font-size-complex="15pt"/>
    </style:style>
    <style:style style:name="T17" style:family="text">
      <style:text-properties fo:color="#666666" style:font-name="PT Sans Narrow" fo:font-size="15pt" style:font-name-asian="PT Sans Narrow" style:font-size-asian="15pt" style:font-size-complex="15pt"/>
    </style:style>
    <style:style style:name="T18" style:family="text">
      <style:text-properties style:font-name="思源宋體 TW Heavy" fo:font-size="32pt" style:font-size-asian="32pt" style:font-size-complex="32pt"/>
    </style:style>
    <style:style style:name="T19" style:family="text">
      <style:text-properties fo:color="#666666" style:font-name="PT Sans Narrow" fo:font-size="14pt" style:font-size-asian="14pt" style:font-size-complex="14pt"/>
    </style:style>
    <style:style style:name="T20" style:family="text">
      <style:text-properties style:use-window-font-color="true" style:font-name="PT Sans Narrow" fo:font-size="14pt" style:font-name-asian="PT Sans Narrow" style:font-size-asian="14pt" style:font-size-complex="14pt"/>
    </style:style>
    <style:style style:name="T21" style:family="text">
      <style:text-properties style:use-window-font-color="true" style:font-name="PT Sans Narrow" fo:font-size="14pt" style:font-size-asian="14pt" style:font-size-complex="14pt"/>
    </style:style>
    <style:style style:name="T22" style:family="text">
      <style:text-properties style:use-window-font-color="true" style:font-name="PT Sans Narrow" fo:font-size="15pt" style:font-name-asian="PT Sans Narrow" style:font-size-asian="15pt" style:font-size-complex="15pt"/>
    </style:style>
    <style:style style:name="T23" style:family="text">
      <style:text-properties style:use-window-font-color="true" style:font-name="PT Sans Narrow" fo:font-size="15pt" style:font-size-asian="15pt" style:font-size-complex="15pt"/>
    </style:style>
    <style:style style:name="T24" style:family="text">
      <style:text-properties style:font-name="PT Sans Narrow" fo:font-size="15pt" style:font-name-asian="PT Sans Narrow" style:font-size-asian="15pt" style:font-size-complex="15pt"/>
    </style:style>
    <style:style style:name="T25" style:family="text">
      <style:text-properties style:use-window-font-color="true" style:text-outline="false" style:text-line-through-style="none" style:text-line-through-type="none" style:text-position="0% 100%" style:font-name="PT Sans Narrow" fo:font-size="15pt" fo:font-style="normal" fo:text-shadow="none" style:text-underline-style="none" fo:font-weight="normal" style:font-name-asian="方正明體" style:font-size-asian="15pt" style:font-style-asian="normal" style:font-weight-asian="normal" style:font-name-complex="方正明體" style:font-size-complex="15pt" style:font-style-complex="normal" style:font-weight-complex="normal" style:text-emphasize="none" style:font-relief="none"/>
    </style:style>
    <style:style style:name="T26" style:family="text">
      <style:text-properties style:font-name="PT Sans Narrow" fo:font-size="12pt" style:font-name-asian="PT Sans Narrow" style:font-size-asian="12pt" style:font-size-complex="12pt"/>
    </style:style>
    <style:style style:name="T27" style:family="text">
      <style:text-properties style:font-name="PT Sans Narrow" fo:font-size="14pt" style:font-name-asian="PT Sans Narrow" style:font-size-asian="14pt" style:font-size-complex="14pt"/>
    </style:style>
    <style:style style:name="T28" style:family="text">
      <style:text-properties style:font-name="PT Sans Narrow" fo:font-size="14pt" style:font-size-asian="14pt" style:font-size-complex="14pt"/>
    </style:style>
    <style:style style:name="T29" style:family="text">
      <style:text-properties fo:color="#000000" style:font-name="DejaVu Serif" fo:font-size="26pt" fo:font-weight="normal" style:font-name-asian="DejaVu Serif" style:font-size-asian="26pt" style:font-weight-asian="normal" style:font-size-complex="26pt"/>
    </style:style>
    <style:style style:name="T30" style:family="text">
      <style:text-properties fo:color="#000000" style:text-outline="false" style:text-line-through-style="none" style:text-line-through-type="none" style:text-position="0% 100%" style:font-name="DejaVu Serif" fo:font-size="20pt" fo:font-style="normal" fo:text-shadow="none" style:text-underline-style="none" fo:font-weight="normal" style:font-name-asian="DejaVu Serif" style:font-size-asian="20pt" style:font-style-asian="normal" style:font-weight-asian="normal" style:font-name-complex="方正明體" style:font-size-complex="20pt" style:font-style-complex="normal" style:font-weight-complex="normal" style:text-emphasize="none" style:font-relief="none"/>
    </style:style>
    <style:style style:name="T31" style:family="text">
      <style:text-properties fo:color="#ffffff" style:font-name="全字庫正楷體1" fo:font-size="48pt" style:font-name-asian="全字庫正楷體1" style:font-size-asian="48pt" style:font-size-complex="48pt"/>
    </style:style>
    <style:style style:name="T32"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image text:level="1">
        <style:list-level-properties text:min-label-width="0.6cm" style:vertical-pos="middle" style:vertical-rel="line"/>
      </text:list-level-style-image>
      <text:list-level-style-image text:level="2">
        <style:list-level-properties text:space-before="0.8cm" text:min-label-width="0.6cm" style:vertical-pos="middle" style:vertical-rel="line"/>
      </text:list-level-style-image>
      <text:list-level-style-image text:level="3">
        <style:list-level-properties text:space-before="1.6cm" text:min-label-width="0.6cm" style:vertical-pos="middle" style:vertical-rel="line"/>
      </text:list-level-style-image>
      <text:list-level-style-image text:level="4">
        <style:list-level-properties text:space-before="2.4cm" text:min-label-width="0.6cm" style:vertical-pos="middle" style:vertical-rel="line"/>
      </text:list-level-style-image>
      <text:list-level-style-image text:level="5">
        <style:list-level-properties text:space-before="3.2cm" text:min-label-width="0.6cm" style:vertical-pos="middle" style:vertical-rel="line"/>
      </text:list-level-style-image>
      <text:list-level-style-image text:level="6">
        <style:list-level-properties text:space-before="4cm" text:min-label-width="0.6cm" style:vertical-pos="middle" style:vertical-rel="line"/>
      </text:list-level-style-image>
      <text:list-level-style-image text:level="7">
        <style:list-level-properties text:space-before="4.8cm" text:min-label-width="0.6cm" style:vertical-pos="middle" style:vertical-rel="line"/>
      </text:list-level-style-image>
      <text:list-level-style-image text:level="8">
        <style:list-level-properties text:space-before="5.6cm" text:min-label-width="0.6cm" style:vertical-pos="middle" style:vertical-rel="line"/>
      </text:list-level-style-image>
      <text:list-level-style-image text:level="9">
        <style:list-level-properties text:space-before="6.4cm" text:min-label-width="0.6cm" style:vertical-pos="middle" style:vertical-rel="line"/>
      </text:list-level-style-image>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18 Sep. 2018</text:span></text:p>
          </draw:text-box>
        </draw:frame>
        <draw:frame presentation:style-name="pr1" draw:text-style-name="P4" draw:layer="layout" svg:width="20.924cm" svg:height="4.204cm" svg:x="3.1cm" svg:y="4.396cm" presentation:class="title" presentation:user-transformed="true">
          <draw:text-box>
            <text:p text:style-name="P3"><text:span text:style-name="T3">Multiplication Table in Various 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actices</text:span></text:p>
          </draw:text-box>
        </draw:frame>
        <draw:frame presentation:style-name="pr4" draw:text-style-name="P14"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list-item>
            </text:list>
            <text:list text:style-name="L6">
              <text:list-header>
                <text:p text:style-name="P13"><text:span text:style-name="T11">&lt;https://github.com/bluebat/mt9x9&gt;</text:span></text:p>
              </text:list-header>
            </text:list>
            <text:list text:style-name="L4">
              <text:list-header>
                <text:p text:style-name="P12"><text:span text:style-name="T11"/></text:p>
              </text:list-header>
              <text:list-item>
                <text:p text:style-name="P11"><text:span text:style-name="T12">3rd program</text:span></text:p>
                <text:p text:style-name="P12"><text:span text:style-name="T8">Fibonacci Number ?</text:span></text:p>
              </text:list-item>
            </text:list>
          </draw:text-box>
        </draw:frame>
        <draw:custom-shape draw:style-name="gr5" draw:text-style-name="P16" draw:layer="layout" svg:width="7.6cm" svg:height="13cm" svg:x="16.6cm" svg:y="5.2cm">
          <text:p text:style-name="P15"><text:span text:style-name="T13">1x1= 1</text:span><text:span text:style-name="T13"><text:tab/></text:span><text:span text:style-name="T13">2x1= 2</text:span><text:span text:style-name="T13"><text:tab/></text:span><text:span text:style-name="T13">3x1= 3</text:span><text:span text:style-name="T13"><text:tab/></text:span></text:p>
          <text:p text:style-name="P15"><text:span text:style-name="T13">1x2= 2</text:span><text:span text:style-name="T13"><text:tab/></text:span><text:span text:style-name="T13">2x2= 4</text:span><text:span text:style-name="T13"><text:tab/></text:span><text:span text:style-name="T13">3x2= 6</text:span><text:span text:style-name="T13"><text:tab/></text:span></text:p>
          <text:p text:style-name="P15"><text:span text:style-name="T13">1x3= 3</text:span><text:span text:style-name="T13"><text:tab/></text:span><text:span text:style-name="T13">2x3= 6</text:span><text:span text:style-name="T13"><text:tab/></text:span><text:span text:style-name="T13">3x3= 9</text:span><text:span text:style-name="T13"><text:tab/></text:span></text:p>
          <text:p text:style-name="P15"><text:span text:style-name="T13">1x4= 4</text:span><text:span text:style-name="T13"><text:tab/></text:span><text:span text:style-name="T13">2x4= 8</text:span><text:span text:style-name="T13"><text:tab/></text:span><text:span text:style-name="T13">3x4=12</text:span><text:span text:style-name="T13"><text:tab/></text:span></text:p>
          <text:p text:style-name="P15"><text:span text:style-name="T13">1x5= 5</text:span><text:span text:style-name="T13"><text:tab/></text:span><text:span text:style-name="T13">2x5=10</text:span><text:span text:style-name="T13"><text:tab/></text:span><text:span text:style-name="T13">3x5=15</text:span><text:span text:style-name="T13"><text:tab/></text:span></text:p>
          <text:p text:style-name="P15"><text:span text:style-name="T13">1x6= 6</text:span><text:span text:style-name="T13"><text:tab/></text:span><text:span text:style-name="T13">2x6=12</text:span><text:span text:style-name="T13"><text:tab/></text:span><text:span text:style-name="T13">3x6=18</text:span><text:span text:style-name="T13"><text:tab/></text:span></text:p>
          <text:p text:style-name="P15"><text:span text:style-name="T13">1x7= 7</text:span><text:span text:style-name="T13"><text:tab/></text:span><text:span text:style-name="T13">2x7=14</text:span><text:span text:style-name="T13"><text:tab/></text:span><text:span text:style-name="T13">3x7=21</text:span><text:span text:style-name="T13"><text:tab/></text:span></text:p>
          <text:p text:style-name="P15"><text:span text:style-name="T13">1x8= 8</text:span><text:span text:style-name="T13"><text:tab/></text:span><text:span text:style-name="T13">2x8=16</text:span><text:span text:style-name="T13"><text:tab/></text:span><text:span text:style-name="T13">3x8=24</text:span><text:span text:style-name="T13"><text:tab/></text:span></text:p>
          <text:p text:style-name="P15"><text:span text:style-name="T13">1x9= 9</text:span><text:span text:style-name="T13"><text:tab/></text:span><text:span text:style-name="T13">2x9=18</text:span><text:span text:style-name="T13"><text:tab/></text:span><text:span text:style-name="T13">3x9=27</text:span><text:span text:style-name="T13"><text:tab/></text:span></text:p>
          <text:p text:style-name="P15"><text:span text:style-name="T13"/></text:p>
          <text:p text:style-name="P15"><text:span text:style-name="T13">4x1= 4</text:span><text:span text:style-name="T13"><text:tab/></text:span><text:span text:style-name="T13">5x1= 5</text:span><text:span text:style-name="T13"><text:tab/></text:span><text:span text:style-name="T13">6x1= 6</text:span><text:span text:style-name="T13"><text:tab/></text:span></text:p>
          <text:p text:style-name="P15"><text:span text:style-name="T13">4x2= 8</text:span><text:span text:style-name="T13"><text:tab/></text:span><text:span text:style-name="T13">5x2=10</text:span><text:span text:style-name="T13"><text:tab/></text:span><text:span text:style-name="T13">6x2=12</text:span><text:span text:style-name="T13"><text:tab/></text:span></text:p>
          <text:p text:style-name="P15"><text:span text:style-name="T13">4x3=12</text:span><text:span text:style-name="T13"><text:tab/></text:span><text:span text:style-name="T13">5x3=15</text:span><text:span text:style-name="T13"><text:tab/></text:span><text:span text:style-name="T13">6x3=18</text:span><text:span text:style-name="T13"><text:tab/></text:span></text:p>
          <text:p text:style-name="P15"><text:span text:style-name="T13">4x4=16</text:span><text:span text:style-name="T13"><text:tab/></text:span><text:span text:style-name="T13">5x4=20</text:span><text:span text:style-name="T13"><text:tab/></text:span><text:span text:style-name="T13">6x4=24</text:span><text:span text:style-name="T13"><text:tab/></text:span></text:p>
          <text:p text:style-name="P15"><text:span text:style-name="T13">4x5=20</text:span><text:span text:style-name="T13"><text:tab/></text:span><text:span text:style-name="T13">5x5=25</text:span><text:span text:style-name="T13"><text:tab/></text:span><text:span text:style-name="T13">6x5=30</text:span><text:span text:style-name="T13"><text:tab/></text:span></text:p>
          <text:p text:style-name="P15"><text:span text:style-name="T13">4x6=24</text:span><text:span text:style-name="T13"><text:tab/></text:span><text:span text:style-name="T13">5x6=30</text:span><text:span text:style-name="T13"><text:tab/></text:span><text:span text:style-name="T13">6x6=36</text:span><text:span text:style-name="T13"><text:tab/></text:span></text:p>
          <text:p text:style-name="P15"><text:span text:style-name="T13">4x7=28</text:span><text:span text:style-name="T13"><text:tab/></text:span><text:span text:style-name="T13">5x7=35</text:span><text:span text:style-name="T13"><text:tab/></text:span><text:span text:style-name="T13">6x7=42</text:span><text:span text:style-name="T13"><text:tab/></text:span></text:p>
          <text:p text:style-name="P15"><text:span text:style-name="T13">4x8=32</text:span><text:span text:style-name="T13"><text:tab/></text:span><text:span text:style-name="T13">5x8=40</text:span><text:span text:style-name="T13"><text:tab/></text:span><text:span text:style-name="T13">6x8=48</text:span><text:span text:style-name="T13"><text:tab/></text:span></text:p>
          <text:p text:style-name="P15"><text:span text:style-name="T13">4x9=36</text:span><text:span text:style-name="T13"><text:tab/></text:span><text:span text:style-name="T13">5x9=45</text:span><text:span text:style-name="T13"><text:tab/></text:span><text:span text:style-name="T13">6x9=54</text:span><text:span text:style-name="T13"><text:tab/></text:span></text:p>
          <text:p text:style-name="P15"><text:span text:style-name="T13"/></text:p>
          <text:p text:style-name="P15"><text:span text:style-name="T13">7x1= 7</text:span><text:span text:style-name="T13"><text:tab/></text:span><text:span text:style-name="T13">8x1= 8</text:span><text:span text:style-name="T13"><text:tab/></text:span><text:span text:style-name="T13">9x1= 9</text:span><text:span text:style-name="T13"><text:tab/></text:span></text:p>
          <text:p text:style-name="P15"><text:span text:style-name="T13">7x2=14</text:span><text:span text:style-name="T13"><text:tab/></text:span><text:span text:style-name="T13">8x2=16</text:span><text:span text:style-name="T13"><text:tab/></text:span><text:span text:style-name="T13">9x2=18</text:span><text:span text:style-name="T13"><text:tab/></text:span></text:p>
          <text:p text:style-name="P15"><text:span text:style-name="T13">7x3=21</text:span><text:span text:style-name="T13"><text:tab/></text:span><text:span text:style-name="T13">8x3=24</text:span><text:span text:style-name="T13"><text:tab/></text:span><text:span text:style-name="T13">9x3=27</text:span><text:span text:style-name="T13"><text:tab/></text:span></text:p>
          <text:p text:style-name="P15"><text:span text:style-name="T13">7x4=28</text:span><text:span text:style-name="T13"><text:tab/></text:span><text:span text:style-name="T13">8x4=32</text:span><text:span text:style-name="T13"><text:tab/></text:span><text:span text:style-name="T13">9x4=36</text:span><text:span text:style-name="T13"><text:tab/></text:span></text:p>
          <text:p text:style-name="P15"><text:span text:style-name="T13">7x5=35</text:span><text:span text:style-name="T13"><text:tab/></text:span><text:span text:style-name="T13">8x5=40</text:span><text:span text:style-name="T13"><text:tab/></text:span><text:span text:style-name="T13">9x5=45</text:span><text:span text:style-name="T13"><text:tab/></text:span></text:p>
          <text:p text:style-name="P15"><text:span text:style-name="T13">7x6=42</text:span><text:span text:style-name="T13"><text:tab/></text:span><text:span text:style-name="T13">8x6=48</text:span><text:span text:style-name="T13"><text:tab/></text:span><text:span text:style-name="T13">9x6=54</text:span><text:span text:style-name="T13"><text:tab/></text:span></text:p>
          <text:p text:style-name="P15"><text:span text:style-name="T13">7x7=49</text:span><text:span text:style-name="T13"><text:tab/></text:span><text:span text:style-name="T13">8x7=56</text:span><text:span text:style-name="T13"><text:tab/></text:span><text:span text:style-name="T13">9x7=63</text:span><text:span text:style-name="T13"><text:tab/></text:span></text:p>
          <text:p text:style-name="P15"><text:span text:style-name="T13">7x8=56</text:span><text:span text:style-name="T13"><text:tab/></text:span><text:span text:style-name="T13">8x8=64</text:span><text:span text:style-name="T13"><text:tab/></text:span><text:span text:style-name="T13">9x8=72</text:span><text:span text:style-name="T13"><text:tab/></text:span></text:p>
          <text:p text:style-name="P15"><text:span text:style-name="T13">7x9=63</text:span><text:span text:style-name="T13"><text:tab/></text:span><text:span text:style-name="T13">8x9=72</text:span><text:span text:style-name="T13"><text:tab/></text:span><text:span text:style-name="T13">9x9=81</text:span><text:span text:style-name="T13"><text:tab/></text:span><text:span text:style-name="T13">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bas</text:span></text:p>
          <text:p text:style-name="P18"><text:span text:style-name="T15">rem bas mt9x9.bas || ( chmod +x mt9x9.bas ; ./mt9x9.bas )</text:span></text:p>
          <text:p text:style-name="P18"><text:span text:style-name="T16"/></text:p>
          <text:p text:style-name="P18"><text:span text:style-name="T16">for i = 1 to 9 step 3</text:span></text:p>
          <text:p text:style-name="P18"><text:span text:style-name="T16"><text:s text:c="4"/></text:span><text:span text:style-name="T16">for j = 1 to 9</text:span></text:p>
          <text:p text:style-name="P18"><text:span text:style-name="T16"><text:s text:c="8"/></text:span><text:span text:style-name="T16">for k = i to i+2</text:span></text:p>
          <text:p text:style-name="P18"><text:span text:style-name="T16"><text:s text:c="12"/></text:span><text:span text:style-name="T16">print using "#x#=##"+chr$(9); k, j, k*j;</text:span></text:p>
          <text:p text:style-name="P18"><text:span text:style-name="T16"><text:s text:c="8"/></text:span><text:span text:style-name="T16">next k</text:span></text:p>
          <text:p text:style-name="P18"><text:span text:style-name="T16"><text:s text:c="8"/></text:span><text:span text:style-name="T16">print chr$(10);</text:span></text:p>
          <text:p text:style-name="P18"><text:span text:style-name="T16"><text:s text:c="4"/></text:span><text:span text:style-name="T16">next j</text:span></text:p>
          <text:p text:style-name="P18"><text:span text:style-name="T16"><text:s text:c="4"/></text:span><text:span text:style-name="T16">print</text:span></text:p>
          <text:p text:style-name="P18"><text:span text:style-name="T16">next i</text:span></text:p>
          <text:p text:style-name="P18"><text:span text:style-name="T1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usr/bin/rexx</text:span></text:p>
          <text:p text:style-name="P18"><text:span text:style-name="T15">-- rexx mt9x9.rex || ( chmod +x mt9x9.rex ; ./mt9x9.rex )</text:span></text:p>
          <text:p text:style-name="P18"><text:span text:style-name="T17"/></text:p>
          <text:p text:style-name="P18"><text:span text:style-name="T16">loop i = 1 to 9 by 3</text:span></text:p>
          <text:p text:style-name="P18"><text:span text:style-name="T16"><text:s text:c="4"/></text:span><text:span text:style-name="T16">loop j = 1 to 9</text:span></text:p>
          <text:p text:style-name="P18"><text:span text:style-name="T16"><text:s text:c="8"/></text:span><text:span text:style-name="T16">loop k = i to i+2</text:span></text:p>
          <text:p text:style-name="P18"><text:span text:style-name="T16"><text:s text:c="12"/></text:span><text:span text:style-name="T16">.output~charout(k"x"j"="format(k*j, 2)"09"x)</text:span></text:p>
          <text:p text:style-name="P18"><text:span text:style-name="T16"><text:s text:c="8"/></text:span><text:span text:style-name="T16">end</text:span></text:p>
          <text:p text:style-name="P18"><text:span text:style-name="T16"><text:s text:c="8"/></text:span><text:span text:style-name="T16">.output~charout("0a"x)</text:span></text:p>
          <text:p text:style-name="P18"><text:span text:style-name="T16"><text:s text:c="4"/></text:span><text:span text:style-name="T16">end</text:span></text:p>
          <text:p text:style-name="P18"><text:span text:style-name="T16"><text:s text:c="4"/></text:span><text:span text:style-name="T16">say</text:span></text:p>
          <text:p text:style-name="P18"><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5cm" svg:height="1.759cm" svg:x="17cm" svg:y="4.8cm">
          <draw:text-box>
            <text:p><text:span text:style-name="T18">REXX</text:span></text:p>
          </draw:text-box>
        </draw:frame>
        <draw:frame draw:style-name="gr7" draw:text-style-name="P20" draw:layer="layout" svg:width="4.6cm" svg:height="1.759cm" svg:x="4.8cm" svg:y="4.801cm">
          <draw:text-box>
            <text:p><text:span text:style-name="T18">BASIC</text:span></text:p>
          </draw:text-box>
        </draw:frame>
        <presentation:notes draw:style-name="dp2">
          <draw:page-thumbnail draw:style-name="gr4" draw:layer="layout" svg:width="12.696cm" svg:height="9.522cm" svg:x="3.175cm" svg:y="1.904cm" draw:page-number="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2" draw:layer="layout" svg:width="11.2cm" svg:height="11.4cm" svg:x="1.2cm" svg:y="6.8cm">
          <text:p text:style-name="P21"><text:span text:style-name="T19">*&gt; cobc -Fxj mt9x9.cob || ( cobc -Fx mt9x9.cob ; ./mt9x9 )</text:span></text:p>
          <text:p text:style-name="P21"><text:span text:style-name="T20"/></text:p>
          <text:p text:style-name="P21"><text:span text:style-name="T21">identification division.</text:span></text:p>
          <text:p text:style-name="P21"><text:span text:style-name="T21">program-id. mt9x9.</text:span></text:p>
          <text:p text:style-name="P21"><text:span text:style-name="T21">data division.</text:span></text:p>
          <text:p text:style-name="P21"><text:span text:style-name="T21">working-storage section.</text:span></text:p>
          <text:p text:style-name="P21"><text:span text:style-name="T21">01 i pic 9.</text:span></text:p>
          <text:p text:style-name="P21"><text:span text:style-name="T21">01 j pic 9.</text:span></text:p>
          <text:p text:style-name="P21"><text:span text:style-name="T21">01 k pic 9.</text:span></text:p>
          <text:p text:style-name="P21"><text:span text:style-name="T21">01 l pic 9.</text:span></text:p>
          <text:p text:style-name="P21"><text:span text:style-name="T21">01 kj pic z9.</text:span></text:p>
          <text:p text:style-name="P21"><text:span text:style-name="T21">procedure division.</text:span></text:p>
          <text:p text:style-name="P21"><text:span text:style-name="T21">perform varying i from 0 by 3 until i greater than 8</text:span></text:p>
          <text:p text:style-name="P21"><text:span text:style-name="T21"><text:s text:c="4"/></text:span><text:span text:style-name="T21">perform with test after varying j from 1 by 1 until j equal 9</text:span></text:p>
          <text:p text:style-name="P21"><text:span text:style-name="T21"><text:s text:c="8"/></text:span><text:span text:style-name="T21">perform varying l from 1 by 1 until l greater than 3</text:span></text:p>
          <text:p text:style-name="P21"><text:span text:style-name="T21"><text:s text:c="12"/></text:span><text:span text:style-name="T21">add i l giving k</text:span></text:p>
          <text:p text:style-name="P21"><text:span text:style-name="T21"><text:s text:c="12"/></text:span><text:span text:style-name="T21">multiply k by j giving kj</text:span></text:p>
          <text:p text:style-name="P21"><text:span text:style-name="T21"><text:s text:c="12"/></text:span><text:span text:style-name="T21">display k "x" j "=" kj x"09" with no advancing</text:span></text:p>
          <text:p text:style-name="P21"><text:span text:style-name="T21"><text:s text:c="8"/></text:span><text:span text:style-name="T21">end-perform</text:span></text:p>
          <text:p text:style-name="P21"><text:span text:style-name="T21"><text:s text:c="8"/></text:span><text:span text:style-name="T21">display x"0a" with no advancing</text:span></text:p>
          <text:p text:style-name="P21"><text:span text:style-name="T21"><text:s text:c="4"/></text:span><text:span text:style-name="T21">end-perform</text:span></text:p>
          <text:p text:style-name="P21"><text:span text:style-name="T21"><text:s text:c="4"/></text:span><text:span text:style-name="T21">display x"00"</text:span></text:p>
          <text:p text:style-name="P21"><text:span text:style-name="T21">end-perform</text:span></text:p>
          <text:p text:style-name="P21"><text:span text:style-name="T21">stop ru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5" draw:layer="layout" svg:width="11.2cm" svg:height="11.4cm" svg:x="13.151cm" svg:y="6.8cm">
          <text:p text:style-name="P23"><text:span text:style-name="T15">% gplc mt9x9.prolog ; ./mt9x9</text:span></text:p>
          <text:p text:style-name="P24"><text:span text:style-name="T22"/></text:p>
          <text:p text:style-name="P24"><text:span text:style-name="T23">:- initialization(main).</text:span></text:p>
          <text:p text:style-name="P24"><text:span text:style-name="T23">print_segment(I,J,K) :-</text:span></text:p>
          <text:p text:style-name="P24"><text:span text:style-name="T23"><text:s text:c="4"/></text:span><text:span text:style-name="T23">K &lt; I+3 -&gt; (</text:span></text:p>
          <text:p text:style-name="P24"><text:span text:style-name="T23"><text:s text:c="8"/></text:span><text:span text:style-name="T23">format('%dx%d=%2d\t',[K,J,K*J]),</text:span></text:p>
          <text:p text:style-name="P24"><text:span text:style-name="T23"><text:s text:c="8"/></text:span><text:span text:style-name="T23">K1 is K+1, print_segment(I,J,K1)</text:span></text:p>
          <text:p text:style-name="P24"><text:span text:style-name="T23"><text:s text:c="4"/></text:span><text:span text:style-name="T23">); format('~n',[]).</text:span></text:p>
          <text:p text:style-name="P24"><text:span text:style-name="T23">print_line(I,J) :-</text:span></text:p>
          <text:p text:style-name="P24"><text:span text:style-name="T23"><text:s text:c="4"/></text:span><text:span text:style-name="T23">J &lt; 10 -&gt; (</text:span></text:p>
          <text:p text:style-name="P24"><text:span text:style-name="T23"><text:s text:c="8"/></text:span><text:span text:style-name="T23">K is I, print_segment(I,J,K),</text:span></text:p>
          <text:p text:style-name="P24"><text:span text:style-name="T23"><text:s text:c="8"/></text:span><text:span text:style-name="T23">J1 is J+1, print_line(I,J1)</text:span></text:p>
          <text:p text:style-name="P24"><text:span text:style-name="T23"><text:s text:c="4"/></text:span><text:span text:style-name="T23">); nl.</text:span></text:p>
          <text:p text:style-name="P24"><text:span text:style-name="T23">print_block(I) :-</text:span></text:p>
          <text:p text:style-name="P24"><text:span text:style-name="T23"><text:s text:c="4"/></text:span><text:span text:style-name="T23">I &lt; 4 -&gt; (</text:span></text:p>
          <text:p text:style-name="P24"><text:span text:style-name="T23"><text:s text:c="8"/></text:span><text:span text:style-name="T23">I1 is I*3-2, print_line(I1,1),</text:span></text:p>
          <text:p text:style-name="P24"><text:span text:style-name="T23"><text:s text:c="8"/></text:span><text:span text:style-name="T23">I2 is I+1, print_block(I2)</text:span></text:p>
          <text:p text:style-name="P24"><text:span text:style-name="T23"><text:s text:c="4"/></text:span><text:span text:style-name="T23">); halt.</text:span></text:p>
          <text:p text:style-name="P24"><text:span text:style-name="T23">main :-</text:span></text:p>
          <text:p text:style-name="P24"><text:span text:style-name="T23"><text:s text:c="4"/></text:span><text:span text:style-name="T23">print_block(1).</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6.5cm" svg:y="4.8cm">
          <draw:text-box>
            <text:p><text:span text:style-name="T18">Prolog</text:span></text:p>
          </draw:text-box>
        </draw:frame>
        <draw:frame draw:style-name="gr7" draw:text-style-name="P20" draw:layer="layout" svg:width="5cm" svg:height="1.759cm" svg:x="4.7cm" svg:y="4.801cm">
          <draw:text-box>
            <text:p><text:span text:style-name="T18">COBOL</text:span></text:p>
          </draw:text-box>
        </draw:frame>
        <presentation:notes draw:style-name="dp2">
          <draw:page-thumbnail draw:style-name="gr4" draw:layer="layout" svg:width="12.696cm" svg:height="9.522cm" svg:x="3.175cm" svg:y="1.904cm" draw:page-number="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7" draw:layer="layout" svg:width="11.2cm" svg:height="11.4cm" svg:x="1.2cm" svg:y="6.8cm">
          <text:p text:style-name="P26"><text:span text:style-name="T15">(* obnc mt9x9.obn ; ./mt9x9 *)</text:span></text:p>
          <text:p text:style-name="P26"><text:span text:style-name="T22"/></text:p>
          <text:p text:style-name="P26"><text:span text:style-name="T23">MODULE mt9x9;</text:span></text:p>
          <text:p text:style-name="P26"><text:span text:style-name="T23"><text:s text:c="4"/></text:span><text:span text:style-name="T23">IMPORT Out;</text:span></text:p>
          <text:p text:style-name="P26"><text:span text:style-name="T23"><text:s text:c="4"/></text:span><text:span text:style-name="T23">VAR i, j, k : INTEGER;</text:span></text:p>
          <text:p text:style-name="P26"><text:span text:style-name="T23">BEGIN</text:span></text:p>
          <text:p text:style-name="P26"><text:span text:style-name="T23"><text:s text:c="4"/></text:span><text:span text:style-name="T23">FOR i := 1 TO 9 BY 3 DO</text:span></text:p>
          <text:p text:style-name="P26"><text:span text:style-name="T23"><text:s text:c="8"/></text:span><text:span text:style-name="T23">FOR j := 1 TO 9 DO</text:span></text:p>
          <text:p text:style-name="P26"><text:span text:style-name="T23"><text:s text:c="12"/></text:span><text:span text:style-name="T23">FOR k := i TO i+2 DO</text:span></text:p>
          <text:p text:style-name="P26"><text:span text:style-name="T23"><text:s text:c="15"/></text:span><text:span text:style-name="T23">Out.Int(k,1);</text:span></text:p>
          <text:p text:style-name="P26"><text:span text:style-name="T23"><text:s text:c="15"/></text:span><text:span text:style-name="T23">Out.String("x");</text:span></text:p>
          <text:p text:style-name="P26"><text:span text:style-name="T23"><text:s text:c="15"/></text:span><text:span text:style-name="T23">Out.Int(j,1);</text:span></text:p>
          <text:p text:style-name="P26"><text:span text:style-name="T23"><text:s text:c="15"/></text:span><text:span text:style-name="T23">Out.String("=");</text:span></text:p>
          <text:p text:style-name="P26"><text:span text:style-name="T23"><text:s text:c="15"/></text:span><text:span text:style-name="T23">Out.Int(k*j,2);</text:span></text:p>
          <text:p text:style-name="P26"><text:span text:style-name="T23"><text:s text:c="15"/></text:span><text:span text:style-name="T23">Out.Char(09X)</text:span></text:p>
          <text:p text:style-name="P26"><text:span text:style-name="T23"><text:s text:c="12"/></text:span><text:span text:style-name="T23">END;</text:span></text:p>
          <text:p text:style-name="P26"><text:span text:style-name="T23"><text:s text:c="12"/></text:span><text:span text:style-name="T23">Out.Char(0AX)</text:span></text:p>
          <text:p text:style-name="P26"><text:span text:style-name="T23"><text:s text:c="8"/></text:span><text:span text:style-name="T23">END;</text:span></text:p>
          <text:p text:style-name="P26"><text:span text:style-name="T23"><text:s text:c="8"/></text:span><text:span text:style-name="T23">Out.Ln</text:span></text:p>
          <text:p text:style-name="P26"><text:span text:style-name="T23"><text:s text:c="4"/></text:span><text:span text:style-name="T23">END</text:span></text:p>
          <text:p text:style-name="P26"><text:span text:style-name="T23">END mt9x9.</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5" draw:layer="layout" svg:width="11.2cm" svg:height="11.4cm" svg:x="13.151cm" svg:y="6.8cm">
          <text:p text:style-name="P28"><text:span text:style-name="T15">(* m2c -all mt9x9.mod -o mt9x9 ; ./mt9x9 *)</text:span></text:p>
          <text:p text:style-name="P28"><text:span text:style-name="T22"/></text:p>
          <text:p text:style-name="P28"><text:span text:style-name="T23">MODULE mt9x9;</text:span></text:p>
          <text:p text:style-name="P28"><text:span text:style-name="T23">IMPORT InOut;</text:span></text:p>
          <text:p text:style-name="P28"><text:span text:style-name="T23">VAR</text:span></text:p>
          <text:p text:style-name="P28"><text:span text:style-name="T23"><text:s text:c="2"/></text:span><text:span text:style-name="T23">i, j, k: CARDINAL;</text:span></text:p>
          <text:p text:style-name="P28"><text:span text:style-name="T23">BEGIN</text:span></text:p>
          <text:p text:style-name="P28"><text:span text:style-name="T23"><text:s text:c="4"/></text:span><text:span text:style-name="T23">FOR i:=1 TO 9 BY 3 DO</text:span></text:p>
          <text:p text:style-name="P28"><text:span text:style-name="T23"><text:s text:c="8"/></text:span><text:span text:style-name="T23">FOR j:=1 TO 9 DO</text:span></text:p>
          <text:p text:style-name="P28"><text:span text:style-name="T23"><text:s text:c="12"/></text:span><text:span text:style-name="T23">FOR k:=i TO i+2 DO</text:span></text:p>
          <text:p text:style-name="P28"><text:span text:style-name="T23"><text:s text:c="16"/></text:span><text:span text:style-name="T23">InOut.WriteInt(k, 1);</text:span></text:p>
          <text:p text:style-name="P28"><text:span text:style-name="T23"><text:s text:c="16"/></text:span><text:span text:style-name="T23">InOut.Write('x');</text:span></text:p>
          <text:p text:style-name="P28"><text:span text:style-name="T23"><text:s text:c="16"/></text:span><text:span text:style-name="T23">InOut.WriteInt(j, 1);</text:span></text:p>
          <text:p text:style-name="P28"><text:span text:style-name="T23"><text:s text:c="16"/></text:span><text:span text:style-name="T23">InOut.Write('=');</text:span></text:p>
          <text:p text:style-name="P28"><text:span text:style-name="T23"><text:s text:c="16"/></text:span><text:span text:style-name="T23">InOut.WriteInt(k*j, 2);</text:span></text:p>
          <text:p text:style-name="P28"><text:span text:style-name="T23"><text:s text:c="16"/></text:span><text:span text:style-name="T23">InOut.Write(11C);</text:span></text:p>
          <text:p text:style-name="P28"><text:span text:style-name="T23"><text:s text:c="12"/></text:span><text:span text:style-name="T23">END;</text:span></text:p>
          <text:p text:style-name="P28"><text:span text:style-name="T23"><text:s text:c="12"/></text:span><text:span text:style-name="T23">InOut.Write(12C);</text:span></text:p>
          <text:p text:style-name="P28"><text:span text:style-name="T23"><text:s text:c="8"/></text:span><text:span text:style-name="T23">END;</text:span></text:p>
          <text:p text:style-name="P28"><text:span text:style-name="T23"><text:s text:c="8"/></text:span><text:span text:style-name="T23">InOut.WriteLn;</text:span></text:p>
          <text:p text:style-name="P28"><text:span text:style-name="T23"><text:s text:c="4"/></text:span><text:span text:style-name="T23">END;</text:span></text:p>
          <text:p text:style-name="P28"><text:span text:style-name="T23">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4cm" svg:height="1.759cm" svg:x="15.9cm" svg:y="4.8cm">
          <draw:text-box>
            <text:p><text:span text:style-name="T18">Modula-2</text:span></text:p>
          </draw:text-box>
        </draw:frame>
        <draw:frame draw:style-name="gr7" draw:text-style-name="P20" draw:layer="layout" svg:width="5.1cm" svg:height="1.759cm" svg:x="4.7cm" svg:y="4.801cm">
          <draw:text-box>
            <text:p><text:span text:style-name="T18">Oberon</text:span></text:p>
          </draw:text-box>
        </draw:frame>
        <presentation:notes draw:style-name="dp2">
          <draw:page-thumbnail draw:style-name="gr4" draw:layer="layout" svg:width="12.696cm" svg:height="9.522cm" svg:x="3.175cm" svg:y="1.904cm" draw:page-number="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0" draw:layer="layout" svg:width="11.2cm" svg:height="11.4cm" svg:x="1.2cm" svg:y="6.8cm">
          <text:p text:style-name="P29"><text:span text:style-name="T15">-- gnat make mt9x9.adb ; ./mt9x9</text:span></text:p>
          <text:p text:style-name="P29"><text:span text:style-name="T24"/></text:p>
          <text:p text:style-name="P29"><text:span text:style-name="T16">with Ada.Text_IO; use Ada.Text_IO;</text:span></text:p>
          <text:p text:style-name="P29"><text:span text:style-name="T16">procedure mt9x9 is</text:span></text:p>
          <text:p text:style-name="P29"><text:span text:style-name="T16"><text:s text:c="4"/></text:span><text:span text:style-name="T16">package IO is new Integer_IO (Integer); use IO;</text:span></text:p>
          <text:p text:style-name="P29"><text:span text:style-name="T16"><text:s text:c="4"/></text:span><text:span text:style-name="T16">V : array (1..3) of Integer := (1, 4, 7);</text:span></text:p>
          <text:p text:style-name="P29"><text:span text:style-name="T16">begin</text:span></text:p>
          <text:p text:style-name="P29"><text:span text:style-name="T16"><text:s text:c="4"/></text:span><text:span text:style-name="T16">for i of V loop</text:span></text:p>
          <text:p text:style-name="P29"><text:span text:style-name="T16"><text:s text:c="8"/></text:span><text:span text:style-name="T16">for j in 1..9 loop</text:span></text:p>
          <text:p text:style-name="P29"><text:span text:style-name="T16"><text:s text:c="12"/></text:span><text:span text:style-name="T16">for k in i..i+2 loop</text:span></text:p>
          <text:p text:style-name="P29"><text:span text:style-name="T16"><text:s text:c="16"/></text:span><text:span text:style-name="T16">Put (k, Width =&gt; 1); Put ("x"); Put (j, Width =&gt; 1);</text:span></text:p>
          <text:p text:style-name="P29"><text:span text:style-name="T16"><text:s text:c="16"/></text:span><text:span text:style-name="T16">Put ("="); Put (k*j, Width =&gt; 2); Put (ASCII.HT);</text:span></text:p>
          <text:p text:style-name="P29"><text:span text:style-name="T16"><text:s text:c="12"/></text:span><text:span text:style-name="T16">end loop;</text:span></text:p>
          <text:p text:style-name="P29"><text:span text:style-name="T16"><text:s text:c="12"/></text:span><text:span text:style-name="T16">Put_Line ("");</text:span></text:p>
          <text:p text:style-name="P29"><text:span text:style-name="T16"><text:s text:c="8"/></text:span><text:span text:style-name="T16">end loop;</text:span></text:p>
          <text:p text:style-name="P29"><text:span text:style-name="T16"><text:s text:c="8"/></text:span><text:span text:style-name="T16">New_Line;</text:span></text:p>
          <text:p text:style-name="P29"><text:span text:style-name="T16"><text:s text:c="4"/></text:span><text:span text:style-name="T16">end loop;</text:span></text:p>
          <text:p text:style-name="P29"><text:span text:style-name="T16">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2" draw:layer="layout" svg:width="11.2cm" svg:height="11.4cm" svg:x="13.151cm" svg:y="6.8cm">
          <text:p text:style-name="P31"><text:span text:style-name="T15">{ fpc mt9x9.pas ; ./mt9x9 }</text:span></text:p>
          <text:p text:style-name="P31"><text:span text:style-name="T24"/></text:p>
          <text:p text:style-name="P31"><text:span text:style-name="T16">program mt9x9;</text:span></text:p>
          <text:p text:style-name="P31"><text:span text:style-name="T16">uses SysUtils;</text:span></text:p>
          <text:p text:style-name="P31"><text:span text:style-name="T16">var</text:span></text:p>
          <text:p text:style-name="P31"><text:span text:style-name="T16"><text:s text:c="4"/></text:span><text:span text:style-name="T16">i, j, k : Integer;</text:span></text:p>
          <text:p text:style-name="P31"><text:span text:style-name="T16">begin</text:span></text:p>
          <text:p text:style-name="P31"><text:span text:style-name="T16"><text:s text:c="4"/></text:span><text:span text:style-name="T16">for i in [1, 4, 7] do</text:span></text:p>
          <text:p text:style-name="P31"><text:span text:style-name="T16"><text:s text:c="4"/></text:span><text:span text:style-name="T16">begin</text:span></text:p>
          <text:p text:style-name="P31"><text:span text:style-name="T16"><text:s text:c="8"/></text:span><text:span text:style-name="T16">for j := 1 to 9 do</text:span></text:p>
          <text:p text:style-name="P31"><text:span text:style-name="T16"><text:s text:c="8"/></text:span><text:span text:style-name="T16">begin</text:span></text:p>
          <text:p text:style-name="P31"><text:span text:style-name="T16"><text:s text:c="12"/></text:span><text:span text:style-name="T16">for k := i to i+2 do</text:span></text:p>
          <text:p text:style-name="P31"><text:span text:style-name="T16"><text:s text:c="12"/></text:span><text:span text:style-name="T16">begin</text:span></text:p>
          <text:p text:style-name="P31"><text:span text:style-name="T16"><text:s text:c="16"/></text:span><text:span text:style-name="T16">Write(Format('%dx%d=%2d'#9, [k, j, k*j]));</text:span></text:p>
          <text:p text:style-name="P31"><text:span text:style-name="T16"><text:s text:c="12"/></text:span><text:span text:style-name="T16">end;</text:span></text:p>
          <text:p text:style-name="P31"><text:span text:style-name="T16"><text:s text:c="12"/></text:span><text:span text:style-name="T16">Write(#10);</text:span></text:p>
          <text:p text:style-name="P31"><text:span text:style-name="T16"><text:s text:c="8"/></text:span><text:span text:style-name="T16">end;</text:span></text:p>
          <text:p text:style-name="P31"><text:span text:style-name="T16"><text:s text:c="8"/></text:span><text:span text:style-name="T16">Writeln;</text:span></text:p>
          <text:p text:style-name="P31"><text:span text:style-name="T16"><text:s text:c="4"/></text:span><text:span text:style-name="T16">end;</text:span></text:p>
          <text:p text:style-name="P31"><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8cm" svg:height="1.759cm" svg:x="16.6cm" svg:y="4.8cm">
          <draw:text-box>
            <text:p><text:span text:style-name="T18">Pascal</text:span></text:p>
          </draw:text-box>
        </draw:frame>
        <draw:frame draw:style-name="gr7" draw:text-style-name="P20" draw:layer="layout" svg:width="3cm" svg:height="1.759cm" svg:x="5.5cm" svg:y="4.801cm">
          <draw:text-box>
            <text:p><text:span text:style-name="T18">Ada</text:span></text:p>
          </draw:text-box>
        </draw:frame>
        <presentation:notes draw:style-name="dp2">
          <draw:page-thumbnail draw:style-name="gr4" draw:layer="layout" svg:width="12.696cm" svg:height="9.522cm" svg:x="3.175cm" svg:y="1.904cm" draw:page-number="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4" draw:layer="layout" svg:width="11.2cm" svg:height="11.4cm" svg:x="1.2cm" svg:y="6.8cm">
          <text:p text:style-name="P33"><text:span text:style-name="T19">#!/usr/bin/mumps</text:span></text:p>
          <text:p text:style-name="P33"><text:span text:style-name="T19">; mumps mt9x9.mps || ( chmod +x mt9x9.mps ; ./mt9x9.mps )</text:span></text:p>
          <text:p text:style-name="P33"><text:span text:style-name="T20"/></text:p>
          <text:p text:style-name="P33"><text:span text:style-name="T23">mt9x9</text:span></text:p>
          <text:p text:style-name="P33"><text:span text:style-name="T23"><text:s/></text:span><text:span text:style-name="T23">for i=1:3:9 do</text:span></text:p>
          <text:p text:style-name="P33"><text:span text:style-name="T23"><text:s/></text:span><text:span text:style-name="T23">. for j=1:1:9 do</text:span></text:p>
          <text:p text:style-name="P33"><text:span text:style-name="T23"><text:s/></text:span><text:span text:style-name="T23">.. for k=i,i+1,i+2 do</text:span></text:p>
          <text:p text:style-name="P33"><text:span text:style-name="T23"><text:s/></text:span><text:span text:style-name="T23">... write k,"x",j,"=",$justify(k*j,2),$char(9)</text:span></text:p>
          <text:p text:style-name="P33"><text:span text:style-name="T23"><text:s/></text:span><text:span text:style-name="T23">.. write $char(10)</text:span></text:p>
          <text:p text:style-name="P33"><text:span text:style-name="T23"><text:s/></text:span><text:span text:style-name="T23">. write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gfortran mt9x9.f90 -o mt9x9 ; ./mt9x9</text:span></text:p>
          <text:p text:style-name="P18"><text:span text:style-name="T24"/></text:p>
          <text:p text:style-name="P18"><text:span text:style-name="T16">program mt9x9</text:span></text:p>
          <text:p text:style-name="P18"><text:span text:style-name="T16"><text:s text:c="4"/></text:span><text:span text:style-name="T16">implicit none</text:span></text:p>
          <text:p text:style-name="P18"><text:span text:style-name="T16"><text:s text:c="4"/></text:span><text:span text:style-name="T16">integer :: i, j, k</text:span></text:p>
          <text:p text:style-name="P18"><text:span text:style-name="T16"><text:s text:c="4"/></text:span><text:span text:style-name="T16">character(len=24) :: format</text:span></text:p>
          <text:p text:style-name="P18"><text:span text:style-name="T16"><text:s text:c="4"/></text:span><text:span text:style-name="T16">do i = 1, 9, 3</text:span></text:p>
          <text:p text:style-name="P18"><text:span text:style-name="T16"><text:s text:c="4"/></text:span><text:span text:style-name="T16">format = "(3(i1, a, i1, a, i2, a))"</text:span></text:p>
          <text:p text:style-name="P18"><text:span text:style-name="T16"><text:s text:c="4"/></text:span><text:span text:style-name="T16">write(*,format) ((k, 'x', j, '=', k*j, char(9), k = i, i+2), j = 1, 9)</text:span></text:p>
          <text:p text:style-name="P18"><text:span text:style-name="T16"><text:s text:c="4"/></text:span><text:span text:style-name="T16">write(*,*) </text:span></text:p>
          <text:p text:style-name="P18"><text:span text:style-name="T16"><text:s text:c="4"/></text:span><text:span text:style-name="T16">end do</text:span></text:p>
          <text:p text:style-name="P18"><text:span text:style-name="T16">end program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4cm" svg:height="1.759cm" svg:x="16.4cm" svg:y="4.8cm">
          <draw:text-box>
            <text:p><text:span text:style-name="T18">Fortran</text:span></text:p>
          </draw:text-box>
        </draw:frame>
        <draw:frame draw:style-name="gr7" draw:text-style-name="P20" draw:layer="layout" svg:width="5.6cm" svg:height="1.759cm" svg:x="4.5cm" svg:y="4.801cm">
          <draw:text-box>
            <text:p><text:span text:style-name="T18">MUMPS</text:span></text:p>
          </draw:text-box>
        </draw:frame>
        <presentation:notes draw:style-name="dp2">
          <draw:page-thumbnail draw:style-name="gr4" draw:layer="layout" svg:width="12.696cm" svg:height="9.522cm" svg:x="3.175cm" svg:y="1.904cm" draw:page-number="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6" draw:layer="layout" svg:width="11.2cm" svg:height="11.4cm" svg:x="1.2cm" svg:y="6.8cm">
          <text:p text:style-name="P35"><text:span text:style-name="T15">#!/usr/bin/ocaml</text:span></text:p>
          <text:p text:style-name="P35"><text:span text:style-name="T15">(* ocaml mt9x9.ml || chmod +x mt9x9.ml ; ./mt9x9.ml *)</text:span></text:p>
          <text:p text:style-name="P35"><text:span text:style-name="T22"/></text:p>
          <text:p text:style-name="P35"><text:span text:style-name="T23">for i = 1 to 3 do</text:span></text:p>
          <text:p text:style-name="P35"><text:span text:style-name="T23"><text:s text:c="4"/></text:span><text:span text:style-name="T23">for j = 1 to 9 do</text:span></text:p>
          <text:p text:style-name="P35"><text:span text:style-name="T23"><text:s text:c="8"/></text:span><text:span text:style-name="T23">for k = i*3-2 to i*3 do</text:span></text:p>
          <text:p text:style-name="P35"><text:span text:style-name="T25"><text:s text:c="12"/></text:span><text:span text:style-name="T23">Printf.printf "%dx%d=%2d\t" k j (k*j)</text:span></text:p>
          <text:p text:style-name="P35"><text:span text:style-name="T23"><text:s text:c="8"/></text:span><text:span text:style-name="T23">done;</text:span></text:p>
          <text:p text:style-name="P35"><text:span text:style-name="T23"><text:s text:c="8"/></text:span><text:span text:style-name="T23">print_string "\n"</text:span></text:p>
          <text:p text:style-name="P35"><text:span text:style-name="T23"><text:s text:c="4"/></text:span><text:span text:style-name="T23">done;</text:span></text:p>
          <text:p text:style-name="P35"><text:span text:style-name="T23"><text:s text:c="4"/></text:span><text:span text:style-name="T23">print_newline()</text:span></text:p>
          <text:p text:style-name="P35"><text:span text:style-name="T23">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9" draw:layer="layout" svg:width="11.2cm" svg:height="11.4cm" svg:x="13.151cm" svg:y="6.8cm">
          <text:p text:style-name="P37"><text:span text:style-name="T15">(* mlton mt9x9.sml ; ./mt9x9 *)</text:span></text:p>
          <text:p text:style-name="P38"><text:span text:style-name="T24"/></text:p>
          <text:p text:style-name="P38"><text:span text:style-name="T16">val i = ref 1;</text:span></text:p>
          <text:p text:style-name="P38"><text:span text:style-name="T16">val j = ref 1;</text:span></text:p>
          <text:p text:style-name="P38"><text:span text:style-name="T16">val k = ref 1;</text:span></text:p>
          <text:p text:style-name="P38"><text:span text:style-name="T16">while (!i &lt;= 7) do (</text:span></text:p>
          <text:p text:style-name="P38"><text:span text:style-name="T16"><text:s text:c="4"/></text:span><text:span text:style-name="T16">j := 1;</text:span></text:p>
          <text:p text:style-name="P38"><text:span text:style-name="T16"><text:s text:c="4"/></text:span><text:span text:style-name="T16">while (!j &lt;= 9) do (</text:span></text:p>
          <text:p text:style-name="P38"><text:span text:style-name="T16"><text:s text:c="8"/></text:span><text:span text:style-name="T16">k := !i;</text:span></text:p>
          <text:p text:style-name="P38"><text:span text:style-name="T16"><text:s text:c="8"/></text:span><text:span text:style-name="T16">while (!k &lt;= (!i + 2)) do (</text:span></text:p>
          <text:p text:style-name="P38"><text:span text:style-name="T16"><text:s text:c="12"/></text:span><text:span text:style-name="T16">print (Int.toString (!k) ^ "x" ^ Int.toString (!j) ^ "=");</text:span></text:p>
          <text:p text:style-name="P38"><text:span text:style-name="T16"><text:s text:c="12"/></text:span><text:span text:style-name="T16">print (if (!k * !j) &lt; 10 then " " else "");</text:span></text:p>
          <text:p text:style-name="P38"><text:span text:style-name="T16"><text:s text:c="12"/></text:span><text:span text:style-name="T16">print (Int.toString (!k * !j) ^ "\t");</text:span></text:p>
          <text:p text:style-name="P38"><text:span text:style-name="T16"><text:s text:c="12"/></text:span><text:span text:style-name="T16">k := !k + 1</text:span></text:p>
          <text:p text:style-name="P38"><text:span text:style-name="T16"><text:s text:c="8"/></text:span><text:span text:style-name="T16">);</text:span></text:p>
          <text:p text:style-name="P38"><text:span text:style-name="T16"><text:s text:c="8"/></text:span><text:span text:style-name="T16">print "\n";</text:span></text:p>
          <text:p text:style-name="P38"><text:span text:style-name="T16"><text:s text:c="8"/></text:span><text:span text:style-name="T16">j := !j + 1</text:span></text:p>
          <text:p text:style-name="P38"><text:span text:style-name="T16"><text:s text:c="4"/></text:span><text:span text:style-name="T16">);</text:span></text:p>
          <text:p text:style-name="P38"><text:span text:style-name="T16"><text:s text:c="4"/></text:span><text:span text:style-name="T16">print "\n";</text:span></text:p>
          <text:p text:style-name="P38"><text:span text:style-name="T16"><text:s text:c="4"/></text:span><text:span text:style-name="T16">i := !i + 3</text:span></text:p>
          <text:p text:style-name="P3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2cm" svg:height="1.759cm" svg:x="17.2cm" svg:y="4.8cm">
          <draw:text-box>
            <text:p><text:span text:style-name="T18">SML</text:span></text:p>
          </draw:text-box>
        </draw:frame>
        <draw:frame draw:style-name="gr7" draw:text-style-name="P20" draw:layer="layout" svg:width="3.9cm" svg:height="1.759cm" svg:x="5cm" svg:y="4.801cm">
          <draw:text-box>
            <text:p><text:span text:style-name="T18">Caml</text:span></text:p>
          </draw:text-box>
        </draw:frame>
        <presentation:notes draw:style-name="dp2">
          <draw:page-thumbnail draw:style-name="gr4" draw:layer="layout" svg:width="12.696cm" svg:height="9.522cm" svg:x="3.175cm" svg:y="1.904cm" draw:page-number="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logo</text:span></text:p>
          <text:p text:style-name="P18"><text:span text:style-name="T15">; logo mt9x9.logo || ( chmod +x mt9x9.logo ; ./mt9x9.logo )</text:span></text:p>
          <text:p text:style-name="P18"><text:span text:style-name="T24"/></text:p>
          <text:p text:style-name="P18"><text:span text:style-name="T16">for [i 1 9 3] [</text:span></text:p>
          <text:p text:style-name="P18"><text:span text:style-name="T16"><text:s text:c="4"/></text:span><text:span text:style-name="T16">for [j 1 9] [</text:span></text:p>
          <text:p text:style-name="P18"><text:span text:style-name="T16"><text:s text:c="8"/></text:span><text:span text:style-name="T16">for [k :i :i+2] [</text:span></text:p>
          <text:p text:style-name="P18"><text:span text:style-name="T16"><text:s text:c="12"/></text:span><text:span text:style-name="T16">(type :k "x :j "= form :k*:j 2 0 char 9)</text:span></text:p>
          <text:p text:style-name="P18"><text:span text:style-name="T16"><text:s text:c="8"/></text:span><text:span text:style-name="T16">]</text:span></text:p>
          <text:p text:style-name="P18"><text:span text:style-name="T16"><text:s text:c="8"/></text:span><text:span text:style-name="T16">(type char 10)</text:span></text:p>
          <text:p text:style-name="P18"><text:span text:style-name="T16"><text:s text:c="4"/></text:span><text:span text:style-name="T16">]</text:span></text:p>
          <text:p text:style-name="P18"><text:span text:style-name="T16"><text:s text:c="4"/></text:span><text:span text:style-name="T16">(print)</text:span></text:p>
          <text:p text:style-name="P18"><text:span text:style-name="T16">]</text:span></text:p>
          <text:p text:style-name="P18"><text:span text:style-name="T16">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4" draw:layer="layout" svg:width="11.2cm" svg:height="11.4cm" svg:x="13.151cm" svg:y="6.8cm">
          <text:p text:style-name="P33"><text:span text:style-name="T19">#!/usr/bin/rebol -q</text:span></text:p>
          <text:p text:style-name="P33"><text:span text:style-name="T19">; rebol -q mt9x9.r || ( chmod +x mt9x9.r ; ./mt9x9.r )</text:span></text:p>
          <text:p text:style-name="P33"><text:span text:style-name="T20"/></text:p>
          <text:p text:style-name="P33"><text:span text:style-name="T21">rebol []</text:span></text:p>
          <text:p text:style-name="P33"><text:span text:style-name="T21">foreach i [1 4 7] [</text:span></text:p>
          <text:p text:style-name="P33"><text:span text:style-name="T21"><text:s text:c="4"/></text:span><text:span text:style-name="T21">repeat j 9 [</text:span></text:p>
          <text:p text:style-name="P33"><text:span text:style-name="T21"><text:s text:c="8"/></text:span><text:span text:style-name="T21">for k i (i + 2) 1 [</text:span></text:p>
          <text:p text:style-name="P33"><text:span text:style-name="T21"><text:s text:c="12"/></text:span><text:span text:style-name="T21">prin rejoin [k "x" j "=" either k * j &lt; 10 [" "] [""] k * j tab]</text:span></text:p>
          <text:p text:style-name="P33"><text:span text:style-name="T21"><text:s text:c="8"/></text:span><text:span text:style-name="T21">]</text:span></text:p>
          <text:p text:style-name="P33"><text:span text:style-name="T21"><text:s text:c="8"/></text:span><text:span text:style-name="T21">prin crlf</text:span></text:p>
          <text:p text:style-name="P33"><text:span text:style-name="T21"><text:s text:c="4"/></text:span><text:span text:style-name="T21">]</text:span></text:p>
          <text:p text:style-name="P33"><text:span text:style-name="T21"><text:s text:c="4"/></text:span><text:span text:style-name="T21">print ""</text:span></text:p>
          <text:p text:style-name="P33"><text:span text:style-name="T21">]</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4cm" svg:height="1.759cm" svg:x="16.4cm" svg:y="4.8cm">
          <draw:text-box>
            <text:p><text:span text:style-name="T18">REBOL</text:span></text:p>
          </draw:text-box>
        </draw:frame>
        <draw:frame draw:style-name="gr7" draw:text-style-name="P20" draw:layer="layout" svg:width="3.7cm" svg:height="1.759cm" svg:x="5.4cm" svg:y="4.801cm">
          <draw:text-box>
            <text:p><text:span text:style-name="T18">Logo</text:span></text:p>
          </draw:text-box>
        </draw:frame>
        <presentation:notes draw:style-name="dp2">
          <draw:page-thumbnail draw:style-name="gr4" draw:layer="layout" svg:width="12.696cm" svg:height="9.522cm" svg:x="3.175cm" svg:y="1.904cm" draw:page-number="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0"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 gcc mt9x9.c -o mt9x9 ; ./mt9x9</text:span></text:p>
          <text:p text:style-name="P18"><text:span text:style-name="T24"/></text:p>
          <text:p text:style-name="P18"><text:span text:style-name="T16">#include &lt;stdio.h&gt;</text:span></text:p>
          <text:p text:style-name="P18"><text:span text:style-name="T16">int main(int argc, char *argv[]) {</text:span></text:p>
          <text:p text:style-name="P18"><text:span text:style-name="T16"><text:s text:c="4"/></text:span><text:span text:style-name="T16">int i, j, k;</text:span></text:p>
          <text:p text:style-name="P18"><text:span text:style-name="T16"><text:s text:c="4"/></text:span><text:span text:style-name="T16">for(i = 1; i &lt;= 9; i += 3) {</text:span></text:p>
          <text:p text:style-name="P18"><text:span text:style-name="T16"><text:s text:c="8"/></text:span><text:span text:style-name="T16">for(j = 1; j &lt;= 9; j++) {</text:span></text:p>
          <text:p text:style-name="P18"><text:span text:style-name="T16"><text:s text:c="12"/></text:span><text:span text:style-name="T16">for(k = i; k &lt; i+3; k++)</text:span></text:p>
          <text:p text:style-name="P18"><text:span text:style-name="T16"><text:s text:c="16"/></text:span><text:span text:style-name="T16">printf("%dx%d=%2d\t", k, j, k*j);</text:span></text:p>
          <text:p text:style-name="P18"><text:span text:style-name="T16"><text:s text:c="12"/></text:span><text:span text:style-name="T16">putchar(10);</text:span></text:p>
          <text:p text:style-name="P18"><text:span text:style-name="T16"><text:s text:c="8"/></text:span><text:span text:style-name="T16">}</text:span></text:p>
          <text:p text:style-name="P18"><text:span text:style-name="T16"><text:s text:c="8"/></text:span><text:span text:style-name="T16">printf("\n");</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g++ mt9x9.cpp -o mt9x9 ; ./mt9x9</text:span></text:p>
          <text:p text:style-name="P18"><text:span text:style-name="T24"/></text:p>
          <text:p text:style-name="P18"><text:span text:style-name="T16">#include &lt;iostream&gt;</text:span></text:p>
          <text:p text:style-name="P18"><text:span text:style-name="T16">using namespace std;</text:span></text:p>
          <text:p text:style-name="P18"><text:span text:style-name="T16">int main() {</text:span></text:p>
          <text:p text:style-name="P18"><text:span text:style-name="T16"><text:s text:c="4"/></text:span><text:span text:style-name="T16">int i, j, k;</text:span></text:p>
          <text:p text:style-name="P18"><text:span text:style-name="T16"><text:s text:c="4"/></text:span><text:span text:style-name="T16">for(i = 1; i &lt;= 9; i += 3) {</text:span></text:p>
          <text:p text:style-name="P18"><text:span text:style-name="T16"><text:s text:c="8"/></text:span><text:span text:style-name="T16">for(j = 1; j &lt;= 9; j++) {</text:span></text:p>
          <text:p text:style-name="P18"><text:span text:style-name="T16"><text:s text:c="12"/></text:span><text:span text:style-name="T16">for(k = i; k &lt; i+3; k++)</text:span></text:p>
          <text:p text:style-name="P18"><text:span text:style-name="T16"><text:s text:c="16"/></text:span><text:span text:style-name="T16">printf("%dx%d=%2d\t", k, j, k*j);</text:span></text:p>
          <text:p text:style-name="P18"><text:span text:style-name="T16"><text:s text:c="12"/></text:span><text:span text:style-name="T16">printf("\n");</text:span></text:p>
          <text:p text:style-name="P18"><text:span text:style-name="T16"><text:s text:c="8"/></text:span><text:span text:style-name="T16">}</text:span></text:p>
          <text:p text:style-name="P18"><text:span text:style-name="T16"><text:s text:c="8"/></text:span><text:span text:style-name="T16">cout &lt;&lt; endl;</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7cm" svg:y="4.8cm">
          <draw:text-box>
            <text:p><text:span text:style-name="T18">C++</text:span></text:p>
          </draw:text-box>
        </draw:frame>
        <draw:frame draw:style-name="gr7" draw:text-style-name="P20" draw:layer="layout" svg:width="4.6cm" svg:height="1.759cm" svg:x="6.2cm" svg:y="4.801cm">
          <draw:text-box>
            <text:p><text:span text:style-name="T18">C</text:span></text:p>
          </draw:text-box>
        </draw:frame>
        <presentation:notes draw:style-name="dp2">
          <draw:page-thumbnail draw:style-name="gr4" draw:layer="layout" svg:width="12.696cm" svg:height="9.522cm" svg:x="3.175cm" svg:y="1.904cm" draw:page-number="1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php</text:span></text:p>
          <text:p text:style-name="P18"><text:span text:style-name="T16">&lt;?php</text:span></text:p>
          <text:p text:style-name="P18"><text:span text:style-name="T15">// php mt9x9.php || ( chmod +x mt9x9.php ; ./mt9x9.php )</text:span></text:p>
          <text:p text:style-name="P18"><text:span text:style-name="T24"/></text:p>
          <text:p text:style-name="P18"><text:span text:style-name="T16"><text:s text:c="4"/></text:span><text:span text:style-name="T16">for($i = 1; $i &lt;= 9; $i += 3) {</text:span></text:p>
          <text:p text:style-name="P18"><text:span text:style-name="T16"><text:s text:c="8"/></text:span><text:span text:style-name="T16">for($j = 1; $j &lt;= 9; $j++) {</text:span></text:p>
          <text:p text:style-name="P18"><text:span text:style-name="T16"><text:s text:c="12"/></text:span><text:span text:style-name="T16">for($k = $i; $k &lt; $i+3; $k++) {</text:span></text:p>
          <text:p text:style-name="P18"><text:span text:style-name="T16"><text:s text:c="16"/></text:span><text:span text:style-name="T16">printf("%dx%d=%2d\t", $k, $j, $k*$j);</text:span></text:p>
          <text:p text:style-name="P18"><text:span text:style-name="T16"><text:s text:c="12"/></text:span><text:span text:style-name="T16">}</text:span></text:p>
          <text:p text:style-name="P18"><text:span text:style-name="T16"><text:s text:c="12"/></text:span><text:span text:style-name="T16">printf("\n");</text:span></text:p>
          <text:p text:style-name="P18"><text:span text:style-name="T16"><text:s text:c="8"/></text:span><text:span text:style-name="T16">}</text:span></text:p>
          <text:p text:style-name="P18"><text:span text:style-name="T16"><text:s text:c="8"/></text:span><text:span text:style-name="T16">echo "\n";</text:span></text:p>
          <text:p text:style-name="P18"><text:span text:style-name="T16"><text:s text:c="4"/></text:span><text:span text:style-name="T16">}</text:span></text:p>
          <text:p text:style-name="P18"><text:span text:style-name="T16">?&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usr/bin/perl</text:span></text:p>
          <text:p text:style-name="P18"><text:span text:style-name="T15"># perl mt9x9.pl || ( chmod +x mt9x9.pl ; ./mt9x9.pl )</text:span></text:p>
          <text:p text:style-name="P18"><text:span text:style-name="T24"/></text:p>
          <text:p text:style-name="P18"><text:span text:style-name="T16">for (my $i = 1; $i &lt;= 9; $i += 3) {</text:span></text:p>
          <text:p text:style-name="P18"><text:span text:style-name="T16"><text:s text:c="4"/></text:span><text:span text:style-name="T16">for (my $j = 1; $j &lt;= 9; $j++) {</text:span></text:p>
          <text:p text:style-name="P18"><text:span text:style-name="T16"><text:s text:c="8"/></text:span><text:span text:style-name="T16">foreach my $k ($i..$i+2) {</text:span></text:p>
          <text:p text:style-name="P18"><text:span text:style-name="T16"><text:s text:c="12"/></text:span><text:span text:style-name="T16">printf("%dx%d=%2d\t", $k, $j, $k*$j);</text:span></text:p>
          <text:p text:style-name="P18"><text:span text:style-name="T16"><text:s text:c="8"/></text:span><text:span text:style-name="T16">}</text:span></text:p>
          <text:p text:style-name="P18"><text:span text:style-name="T16"><text:s text:c="8"/></text:span><text:span text:style-name="T16">printf("\n");</text:span></text:p>
          <text:p text:style-name="P18"><text:span text:style-name="T16"><text:s text:c="4"/></text:span><text:span text:style-name="T16">}</text:span></text:p>
          <text:p text:style-name="P18"><text:span text:style-name="T16"><text:s text:c="4"/></text:span><text:span text:style-name="T16">print "\n";</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4cm" svg:y="4.8cm">
          <draw:text-box>
            <text:p><text:span text:style-name="T18">Perl</text:span></text:p>
          </draw:text-box>
        </draw:frame>
        <draw:frame draw:style-name="gr7" draw:text-style-name="P20" draw:layer="layout" svg:width="4.6cm" svg:height="1.759cm" svg:x="5.6cm" svg:y="4.801cm">
          <draw:text-box>
            <text:p><text:span text:style-name="T18">PHP</text:span></text:p>
          </draw:text-box>
        </draw:frame>
        <presentation:notes draw:style-name="dp2">
          <draw:page-thumbnail draw:style-name="gr4" draw:layer="layout" svg:width="12.696cm" svg:height="9.522cm" svg:x="3.175cm" svg:y="1.904cm" draw:page-number="1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 javac mt9x9.java ; java mt9x9</text:span></text:p>
          <text:p text:style-name="P18"><text:span text:style-name="T24"/></text:p>
          <text:p text:style-name="P18"><text:span text:style-name="T16">public class mt9x9 {</text:span></text:p>
          <text:p text:style-name="P18"><text:span text:style-name="T16"><text:s text:c="4"/></text:span><text:span text:style-name="T16">public static void main(String args[]) {</text:span></text:p>
          <text:p text:style-name="P18"><text:span text:style-name="T16"><text:s text:c="8"/></text:span><text:span text:style-name="T16">int i, j, k; </text:span></text:p>
          <text:p text:style-name="P18"><text:span text:style-name="T16"><text:s text:c="8"/></text:span><text:span text:style-name="T16">for(i = 1; i &lt;= 9; i += 3) {</text:span></text:p>
          <text:p text:style-name="P18"><text:span text:style-name="T16"><text:s text:c="12"/></text:span><text:span text:style-name="T16">for(j = 1; j &lt;= 9; j++) {</text:span></text:p>
          <text:p text:style-name="P18"><text:span text:style-name="T16"><text:s text:c="16"/></text:span><text:span text:style-name="T16">for(k = i; k &lt; i+3; k++)</text:span></text:p>
          <text:p text:style-name="P18"><text:span text:style-name="T16"><text:s text:c="20"/></text:span><text:span text:style-name="T16">System.out.printf("%dx%d=%2d\t", k, j, k*j);</text:span></text:p>
          <text:p text:style-name="P18"><text:span text:style-name="T16"><text:s text:c="16"/></text:span><text:span text:style-name="T16">System.out.printf("\n");</text:span></text:p>
          <text:p text:style-name="P18"><text:span text:style-name="T16"><text:s text:c="12"/></text:span><text:span text:style-name="T16">}</text:span></text:p>
          <text:p text:style-name="P18"><text:span text:style-name="T16"><text:s text:c="12"/></text:span><text:span text:style-name="T16">System.out.println();</text:span></text:p>
          <text:p text:style-name="P18"><text:span text:style-name="T16"><text:s text:c="8"/></text:span><text:span text:style-name="T16">}</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usr/bin/gjs</text:span></text:p>
          <text:p text:style-name="P18"><text:span text:style-name="T15">// gjs mt9x9.js || ( chmod +x mt9x9.js ; ./mt9x9.js )</text:span></text:p>
          <text:p text:style-name="P18"><text:span text:style-name="T24"/></text:p>
          <text:p text:style-name="P18"><text:span text:style-name="T16">for(var i = 1; i &lt;= 9; i += 3) {</text:span></text:p>
          <text:p text:style-name="P18"><text:span text:style-name="T16"><text:s text:c="4"/></text:span><text:span text:style-name="T16">for(var j = 1; j &lt;= 9; j++)</text:span></text:p>
          <text:p text:style-name="P18"><text:span text:style-name="T16"><text:s text:c="8"/></text:span><text:span text:style-name="T16">print(</text:span></text:p>
          <text:p text:style-name="P18"><text:span text:style-name="T16"><text:s text:c="12"/></text:span><text:span text:style-name="T16">[i, i+1, i+2].map(</text:span></text:p>
          <text:p text:style-name="P18"><text:span text:style-name="T16"><text:s text:c="16"/></text:span><text:span text:style-name="T16">k =&gt; k+'x'+j+'='+(' '+k*j).slice(-2)</text:span></text:p>
          <text:p text:style-name="P18"><text:span text:style-name="T16"><text:s text:c="12"/></text:span><text:span text:style-name="T16">).join('\t')</text:span></text:p>
          <text:p text:style-name="P18"><text:span text:style-name="T16"><text:s text:c="8"/></text:span><text:span text:style-name="T16">)</text:span></text:p>
          <text:p text:style-name="P18"><text:span text:style-name="T16"><text:s text:c="4"/></text:span><text:span text:style-name="T16">print()</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8cm" svg:height="1.759cm" svg:x="15.6cm" svg:y="4.8cm">
          <draw:text-box>
            <text:p><text:span text:style-name="T18">JavaScript</text:span></text:p>
          </draw:text-box>
        </draw:frame>
        <draw:frame draw:style-name="gr7" draw:text-style-name="P20" draw:layer="layout" svg:width="4.6cm" svg:height="1.759cm" svg:x="5.6cm" svg:y="4.801cm">
          <draw:text-box>
            <text:p><text:span text:style-name="T18">Java</text:span></text:p>
          </draw:text-box>
        </draw:frame>
        <presentation:notes draw:style-name="dp2">
          <draw:page-thumbnail draw:style-name="gr4" draw:layer="layout" svg:width="12.696cm" svg:height="9.522cm" svg:x="3.175cm" svg:y="1.904cm" draw:page-number="1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40" draw:layer="layout" svg:width="11.2cm" svg:height="11.4cm" svg:x="1.2cm" svg:y="6.8cm">
          <text:p text:style-name="P37"><text:span text:style-name="T15">// mcs mt9x9.cs ; ./mt9x9.exe</text:span></text:p>
          <text:p text:style-name="P37"><text:span text:style-name="T15"/></text:p>
          <text:p text:style-name="P37"><text:span text:style-name="T16">using System;</text:span></text:p>
          <text:p text:style-name="P37"><text:span text:style-name="T16">class Program {</text:span></text:p>
          <text:p text:style-name="P37"><text:span text:style-name="T16"><text:s text:c="4"/></text:span><text:span text:style-name="T16">static void Main(string[] args) {</text:span></text:p>
          <text:p text:style-name="P37"><text:span text:style-name="T16"><text:s text:c="8"/></text:span><text:span text:style-name="T16">int i, j, k;</text:span></text:p>
          <text:p text:style-name="P37"><text:span text:style-name="T16"><text:s text:c="8"/></text:span><text:span text:style-name="T16">for (i = 1; i &lt;= 9; i += 3) {</text:span></text:p>
          <text:p text:style-name="P37"><text:span text:style-name="T16"><text:s text:c="12"/></text:span><text:span text:style-name="T16">for (j = 1; j &lt;= 9; j++) {</text:span></text:p>
          <text:p text:style-name="P37"><text:span text:style-name="T16"><text:s text:c="16"/></text:span><text:span text:style-name="T16">for (k = i; k &lt; i+3; k++)</text:span></text:p>
          <text:p text:style-name="P37"><text:span text:style-name="T16"><text:s text:c="20"/></text:span><text:span text:style-name="T16">Console.Write("{0}x{1}={2}\t",</text:span></text:p>
          <text:p text:style-name="P37"><text:span text:style-name="T16"><text:s text:c="24"/></text:span><text:span text:style-name="T16">k, j, (k*j).ToString().PadLeft(2));</text:span></text:p>
          <text:p text:style-name="P37"><text:span text:style-name="T16"><text:s text:c="16"/></text:span><text:span text:style-name="T16">Console.Write("\n");</text:span></text:p>
          <text:p text:style-name="P37"><text:span text:style-name="T16"><text:s text:c="12"/></text:span><text:span text:style-name="T16">}</text:span></text:p>
          <text:p text:style-name="P37"><text:span text:style-name="T16"><text:s text:c="12"/></text:span><text:span text:style-name="T16">Console.WriteLine();</text:span></text:p>
          <text:p text:style-name="P37"><text:span text:style-name="T16"><text:s text:c="8"/></text:span><text:span text:style-name="T16">}</text:span></text:p>
          <text:p text:style-name="P37"><text:span text:style-name="T16"><text:s text:c="4"/></text:span><text:span text:style-name="T16">}</text:span></text:p>
          <text:p text:style-name="P37"><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ldc2 -run mt9x9.d || ( ldc2 mt9x9.d ; ./mt9x9 )</text:span></text:p>
          <text:p text:style-name="P18"><text:span text:style-name="T24"/></text:p>
          <text:p text:style-name="P18"><text:span text:style-name="T16">import std.stdio;</text:span></text:p>
          <text:p text:style-name="P18"><text:span text:style-name="T16">void main() {</text:span></text:p>
          <text:p text:style-name="P18"><text:span text:style-name="T16"><text:s text:c="4"/></text:span><text:span text:style-name="T16">int i, j, k;</text:span></text:p>
          <text:p text:style-name="P18"><text:span text:style-name="T16"><text:s text:c="4"/></text:span><text:span text:style-name="T16">for(i = 1; i &lt;= 9; i += 3) {</text:span></text:p>
          <text:p text:style-name="P18"><text:span text:style-name="T16"><text:s text:c="8"/></text:span><text:span text:style-name="T16">for(j = 1; j &lt;= 9; j++) {</text:span></text:p>
          <text:p text:style-name="P18"><text:span text:style-name="T16"><text:s text:c="12"/></text:span><text:span text:style-name="T16">for(k = i; k &lt; i+3; k++)</text:span></text:p>
          <text:p text:style-name="P18"><text:span text:style-name="T16"><text:s text:c="16"/></text:span><text:span text:style-name="T16">writef("%dx%d=%2d\t", k, j, k*j);</text:span></text:p>
          <text:p text:style-name="P18"><text:span text:style-name="T16"><text:s text:c="12"/></text:span><text:span text:style-name="T16">write(char(10));</text:span></text:p>
          <text:p text:style-name="P18"><text:span text:style-name="T16"><text:s text:c="8"/></text:span><text:span text:style-name="T16">}</text:span></text:p>
          <text:p text:style-name="P18"><text:span text:style-name="T16"><text:s text:c="8"/></text:span><text:span text:style-name="T16">writeln();</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cm" svg:height="1.759cm" svg:x="18.3cm" svg:y="4.8cm">
          <draw:text-box>
            <text:p><text:span text:style-name="T18">D</text:span></text:p>
          </draw:text-box>
        </draw:frame>
        <draw:frame draw:style-name="gr7" draw:text-style-name="P20" draw:layer="layout" svg:width="2.2cm" svg:height="1.759cm" svg:x="5.9cm" svg:y="4.801cm">
          <draw:text-box>
            <text:p><text:span text:style-name="T18">C#</text:span></text:p>
          </draw:text-box>
        </draw:frame>
        <presentation:notes draw:style-name="dp2">
          <draw:page-thumbnail draw:style-name="gr4" draw:layer="layout" svg:width="12.696cm" svg:height="9.522cm" svg:x="3.175cm" svg:y="1.904cm" draw:page-number="1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tclsh</text:span></text:p>
          <text:p text:style-name="P18"><text:span text:style-name="T15"># tclsh mt9x9.tcl || ( chmod +x mt9x9.tcl ; ./mt9x9.tcl )</text:span></text:p>
          <text:p text:style-name="P18"><text:span text:style-name="T24"/></text:p>
          <text:p text:style-name="P18"><text:span text:style-name="T16">for {set i 1} {$i &lt;= 9} {incr i 3} {</text:span></text:p>
          <text:p text:style-name="P18"><text:span text:style-name="T16"><text:s text:c="4"/></text:span><text:span text:style-name="T16">for {set j 1} {$j &lt;= 9} {incr j} {</text:span></text:p>
          <text:p text:style-name="P18"><text:span text:style-name="T16"><text:s text:c="8"/></text:span><text:span text:style-name="T16">for {set k $i} {$k &lt; $i+3} {incr k} {</text:span></text:p>
          <text:p text:style-name="P18"><text:span text:style-name="T16"><text:s text:c="12"/></text:span><text:span text:style-name="T16">puts -nonewline [</text:span></text:p>
          <text:p text:style-name="P18"><text:span text:style-name="T16"><text:s text:c="16"/></text:span><text:span text:style-name="T16">format "%dx%d=%2d\t" $k $j [expr {$k*$j}]</text:span></text:p>
          <text:p text:style-name="P18"><text:span text:style-name="T16"><text:s text:c="12"/></text:span><text:span text:style-name="T16">]</text:span></text:p>
          <text:p text:style-name="P18"><text:span text:style-name="T16"><text:s text:c="8"/></text:span><text:span text:style-name="T16">}</text:span></text:p>
          <text:p text:style-name="P18"><text:span text:style-name="T16"><text:s text:c="8"/></text:span><text:span text:style-name="T16">puts -nonewline "\n"</text:span></text:p>
          <text:p text:style-name="P18"><text:span text:style-name="T16"><text:s text:c="4"/></text:span><text:span text:style-name="T16">}</text:span></text:p>
          <text:p text:style-name="P18"><text:span text:style-name="T16"><text:s text:c="4"/></text:span><text:span text:style-name="T16">puts ""</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usr/bin/lua</text:span></text:p>
          <text:p text:style-name="P18"><text:span text:style-name="T15">-- lua mt9x9.lua || ( chmod +x mt9x9.lua ; ./mt9x9.lua )</text:span></text:p>
          <text:p text:style-name="P18"><text:span text:style-name="T24"/></text:p>
          <text:p text:style-name="P18"><text:span text:style-name="T16">for i = 1,9,3 do</text:span></text:p>
          <text:p text:style-name="P18"><text:span text:style-name="T16"><text:s text:c="4"/></text:span><text:span text:style-name="T16">for j = 1,9 do</text:span></text:p>
          <text:p text:style-name="P18"><text:span text:style-name="T16"><text:s text:c="8"/></text:span><text:span text:style-name="T16">for k = i,i+2 do</text:span></text:p>
          <text:p text:style-name="P18"><text:span text:style-name="T16"><text:s text:c="12"/></text:span><text:span text:style-name="T16">io.write(string.format('%dx%d=%2d\t', k, j, k*j))</text:span></text:p>
          <text:p text:style-name="P18"><text:span text:style-name="T16"><text:s text:c="8"/></text:span><text:span text:style-name="T16">end</text:span></text:p>
          <text:p text:style-name="P18"><text:span text:style-name="T16"><text:s text:c="8"/></text:span><text:span text:style-name="T16">io.write('\n')</text:span></text:p>
          <text:p text:style-name="P18"><text:span text:style-name="T16"><text:s text:c="4"/></text:span><text:span text:style-name="T16">end</text:span></text:p>
          <text:p text:style-name="P18"><text:span text:style-name="T16"><text:s text:c="4"/></text:span><text:span text:style-name="T16">print()</text:span></text:p>
          <text:p text:style-name="P18"><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4cm" svg:height="1.759cm" svg:x="17.4cm" svg:y="4.8cm">
          <draw:text-box>
            <text:p><text:span text:style-name="T18">Lua</text:span></text:p>
          </draw:text-box>
        </draw:frame>
        <draw:frame draw:style-name="gr7" draw:text-style-name="P20" draw:layer="layout" svg:width="4.6cm" svg:height="1.759cm" svg:x="5.8cm" svg:y="4.801cm">
          <draw:text-box>
            <text:p><text:span text:style-name="T18">TCL</text:span></text:p>
          </draw:text-box>
        </draw:frame>
        <presentation:notes draw:style-name="dp2">
          <draw:page-thumbnail draw:style-name="gr4" draw:layer="layout" svg:width="12.696cm" svg:height="9.522cm" svg:x="3.175cm" svg:y="1.904cm" draw:page-number="1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bash</text:span></text:p>
          <text:p text:style-name="P18"><text:span text:style-name="T15"># bash mt9x9.sh || ( chmod +x mt9x9.sh ; ./mt9x9.sh )</text:span></text:p>
          <text:p text:style-name="P18"><text:span text:style-name="T24"/></text:p>
          <text:p text:style-name="P18"><text:span text:style-name="T16">for i in {1..9..3}; do</text:span></text:p>
          <text:p text:style-name="P18"><text:span text:style-name="T16"><text:s text:c="4"/></text:span><text:span text:style-name="T16">for j in {1..9}; do</text:span></text:p>
          <text:p text:style-name="P18"><text:span text:style-name="T16"><text:s text:c="8"/></text:span><text:span text:style-name="T16">for k in $i $((i+1)) $((i+2)); do</text:span></text:p>
          <text:p text:style-name="P18"><text:span text:style-name="T16"><text:s text:c="12"/></text:span><text:span text:style-name="T16">printf '%dx%d=%2d\t' $k $j $((k*j))</text:span></text:p>
          <text:p text:style-name="P18"><text:span text:style-name="T16"><text:s text:c="8"/></text:span><text:span text:style-name="T16">done</text:span></text:p>
          <text:p text:style-name="P18"><text:span text:style-name="T16"><text:s text:c="8"/></text:span><text:span text:style-name="T16">printf '\n'</text:span></text:p>
          <text:p text:style-name="P18"><text:span text:style-name="T16"><text:s text:c="4"/></text:span><text:span text:style-name="T16">done</text:span></text:p>
          <text:p text:style-name="P18"><text:span text:style-name="T16"><text:s text:c="4"/></text:span><text:span text:style-name="T16">echo</text:span></text:p>
          <text:p text:style-name="P18"><text:span text:style-name="T16">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0" draw:layer="layout" svg:width="11.2cm" svg:height="11.4cm" svg:x="13.151cm" svg:y="6.8cm">
          <text:p text:style-name="P37"><text:span text:style-name="T15">#!/usr/bin/tcsh -f</text:span></text:p>
          <text:p text:style-name="P37"><text:span text:style-name="T15"># tcsh -f mt9x9.csh || ( chmod +x mt9x9.csh ; ./mt9x9.csh )</text:span></text:p>
          <text:p text:style-name="P37"><text:span text:style-name="T24"/></text:p>
          <text:p text:style-name="P37"><text:span text:style-name="T16">foreach i (1 4 7)</text:span></text:p>
          <text:p text:style-name="P37"><text:span text:style-name="T16"><text:s text:c="4"/></text:span><text:span text:style-name="T16">foreach j (1 2 3 4 5 6 7 8 9)</text:span></text:p>
          <text:p text:style-name="P37"><text:span text:style-name="T16"><text:s text:c="8"/></text:span><text:span text:style-name="T16">set k = $i</text:span></text:p>
          <text:p text:style-name="P37"><text:span text:style-name="T16"><text:s text:c="8"/></text:span><text:span text:style-name="T16">@ K = $i + 2</text:span></text:p>
          <text:p text:style-name="P37"><text:span text:style-name="T16"><text:s text:c="8"/></text:span><text:span text:style-name="T16">while ($k &lt;= $K)</text:span></text:p>
          <text:p text:style-name="P37"><text:span text:style-name="T16"><text:s text:c="12"/></text:span><text:span text:style-name="T16">@ s = $k * $j</text:span></text:p>
          <text:p text:style-name="P37"><text:span text:style-name="T16"><text:s text:c="12"/></text:span><text:span text:style-name="T16">echo -n "$k"x"$j"=</text:span></text:p>
          <text:p text:style-name="P37"><text:span text:style-name="T16"><text:s text:c="12"/></text:span><text:span text:style-name="T16">if ($s &lt; 10) echo -n " "</text:span></text:p>
          <text:p text:style-name="P37"><text:span text:style-name="T16"><text:s text:c="12"/></text:span><text:span text:style-name="T16">echo -n "$s\t"</text:span></text:p>
          <text:p text:style-name="P37"><text:span text:style-name="T16"><text:s text:c="12"/></text:span><text:span text:style-name="T16">@ k++</text:span></text:p>
          <text:p text:style-name="P37"><text:span text:style-name="T16"><text:s text:c="8"/></text:span><text:span text:style-name="T16">end</text:span></text:p>
          <text:p text:style-name="P37"><text:span text:style-name="T16"><text:s text:c="8"/></text:span><text:span text:style-name="T16">echo -n "\n"</text:span></text:p>
          <text:p text:style-name="P37"><text:span text:style-name="T16"><text:s text:c="4"/></text:span><text:span text:style-name="T16">end</text:span></text:p>
          <text:p text:style-name="P37"><text:span text:style-name="T16"><text:s text:c="4"/></text:span><text:span text:style-name="T16">echo</text:span></text:p>
          <text:p text:style-name="P37"><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cm" svg:y="4.8cm">
          <draw:text-box>
            <text:p><text:span text:style-name="T18">TCSH</text:span></text:p>
          </draw:text-box>
        </draw:frame>
        <draw:frame draw:style-name="gr7" draw:text-style-name="P20" draw:layer="layout" svg:width="4.6cm" svg:height="1.759cm" svg:x="5.3cm" svg:y="4.8cm">
          <draw:text-box>
            <text:p><text:span text:style-name="T18">BASH</text:span></text:p>
          </draw:text-box>
        </draw:frame>
        <presentation:notes draw:style-name="dp2">
          <draw:page-thumbnail draw:style-name="gr4" draw:layer="layout" svg:width="12.696cm" svg:height="9.522cm" svg:x="3.175cm" svg:y="1.904cm" draw:page-number="1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6" draw:style-name="dp1" draw:master-page-name="資訊未來大自由_5f_內頁" presentation:presentation-page-layout-name="AL3T19" presentation:use-date-time-name="dtd1">
        <office:forms form:automatic-focus="false" form:apply-design-mode="false"/>
        <draw:frame presentation:style-name="pr3" draw:text-style-name="P42" draw:layer="layout" svg:width="23.8cm" svg:height="1.677cm" svg:x="1cm" svg:y="1.458cm" presentation:class="title">
          <draw:text-box>
            <text:p text:style-name="P41">Code to Code</text:p>
          </draw:text-box>
        </draw:frame>
        <draw:custom-shape draw:style-name="gr6" draw:text-style-name="P19" draw:layer="layout" svg:width="11.2cm" svg:height="11.4cm" svg:x="1.2cm" svg:y="6.8cm">
          <text:p text:style-name="P18"><text:span text:style-name="T15">#!/usr/bin/awk -f</text:span></text:p>
          <text:p text:style-name="P18"><text:span text:style-name="T15"># awk -f mt9x9.awk || ( chmod +x mt9x9.awk ; ./mt9x9.awk )</text:span></text:p>
          <text:p text:style-name="P18"><text:span text:style-name="T24"/></text:p>
          <text:p text:style-name="P18"><text:span text:style-name="T16">BEGIN {</text:span></text:p>
          <text:p text:style-name="P18"><text:span text:style-name="T16"><text:s text:c="4"/></text:span><text:span text:style-name="T16">for(i = 1; i &lt;= 9; i += 3) {</text:span></text:p>
          <text:p text:style-name="P18"><text:span text:style-name="T16"><text:s text:c="8"/></text:span><text:span text:style-name="T16">for(j = 1; j &lt;= 9; j++) {</text:span></text:p>
          <text:p text:style-name="P18"><text:span text:style-name="T16"><text:s text:c="12"/></text:span><text:span text:style-name="T16">for(k = i; k &lt; i+3; k++)</text:span></text:p>
          <text:p text:style-name="P18"><text:span text:style-name="T16"><text:s text:c="16"/></text:span><text:span text:style-name="T16">printf("%dx%d=%2d\t", k, j, k*j)</text:span></text:p>
          <text:p text:style-name="P18"><text:span text:style-name="T16"><text:s text:c="12"/></text:span><text:span text:style-name="T16">printf "\n"</text:span></text:p>
          <text:p text:style-name="P18"><text:span text:style-name="T16"><text:s text:c="8"/></text:span><text:span text:style-name="T16">}</text:span></text:p>
          <text:p text:style-name="P18"><text:span text:style-name="T16"><text:s text:c="8"/></text:span><text:span text:style-name="T16">print</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5.4cm" svg:y="4.802cm">
          <draw:text-box>
            <text:p><text:span text:style-name="T18">AWK</text:span></text:p>
          </draw:text-box>
        </draw:frame>
        <draw:custom-shape draw:style-name="gr6" draw:text-style-name="P40" draw:layer="layout" svg:width="11.2cm" svg:height="11.4cm" svg:x="13.15cm" svg:y="6.8cm">
          <text:p text:style-name="P37"><text:span text:style-name="T15">#!/usr/bin/make -sf</text:span></text:p>
          <text:p text:style-name="P37"><text:span text:style-name="T15"># make -sf mt9x9.mk || ( chmod +x mt9x9.mk ; ./mt9x9.mk )</text:span></text:p>
          <text:p text:style-name="P37"><text:span text:style-name="T24"/></text:p>
          <text:p text:style-name="P37"><text:span text:style-name="T16">include gmsl</text:span></text:p>
          <text:p text:style-name="P37"><text:span text:style-name="T16">$(foreach i, 1 4 7, \</text:span></text:p>
          <text:p text:style-name="P37"><text:span text:style-name="T16"><text:s text:c="4"/></text:span><text:span text:style-name="T16">$(foreach j, $(call sequence,1,9), \</text:span></text:p>
          <text:p text:style-name="P37"><text:span text:style-name="T16"><text:s text:c="8"/></text:span><text:span text:style-name="T16">$(eval str=) \</text:span></text:p>
          <text:p text:style-name="P37"><text:span text:style-name="T16"><text:s text:c="8"/></text:span><text:span text:style-name="T16">$(foreach k, $i $(call plus,$i,1) $(call plus,$i,2), \</text:span></text:p>
          <text:p text:style-name="P37"><text:span text:style-name="T16"><text:s text:c="12"/></text:span><text:span text:style-name="T16">$(eval n=$(call multiply,$k,$j)) \</text:span></text:p>
          <text:p text:style-name="P37"><text:span text:style-name="T16"><text:s text:c="12"/></text:span><text:span text:style-name="T16">$(eval str=${str} <text:s/>$kx$j=$(if $(call lt,$n,10), ,)$n) \</text:span></text:p>
          <text:p text:style-name="P37"><text:span text:style-name="T16"><text:s text:c="8"/></text:span><text:span text:style-name="T16">) \</text:span></text:p>
          <text:p text:style-name="P37"><text:span text:style-name="T16"><text:s text:c="8"/></text:span><text:span text:style-name="T16">$(info ${str}) \</text:span></text:p>
          <text:p text:style-name="P37"><text:span text:style-name="T16"><text:s text:c="4"/></text:span><text:span text:style-name="T16">) \</text:span></text:p>
          <text:p text:style-name="P37"><text:span text:style-name="T16"><text:s text:c="4"/></text:span><text:span text:style-name="T16">$(info ) \</text:span></text:p>
          <text:p text:style-name="P37"><text:span text:style-name="T16">)</text:span></text:p>
          <text:p text:style-name="P37"><text:span text:style-name="T16">all:</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05cm" svg:y="4.8cm">
          <draw:text-box>
            <text:p><text:span text:style-name="T18">Make</text:span></text:p>
          </draw:text-box>
        </draw:frame>
        <presentation:notes draw:style-name="dp2">
          <draw:page-thumbnail draw:style-name="gr4" draw:layer="layout" svg:width="12.696cm" svg:height="9.522cm" svg:x="3.175cm" svg:y="1.904cm" draw:page-number="16" presentation:class="page"/>
          <draw:frame presentation:style-name="pr5" draw:text-style-name="P43" draw:layer="layout" svg:width="15.236cm" svg:height="11.427cm" svg:x="1.905cm" svg:y="12.065cm" presentation:class="notes" presentation:placeholder="true">
            <draw:text-box/>
          </draw:frame>
        </presentation:notes>
      </draw:page>
      <draw:page draw:name="page1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 swift mt9x9.swift || ( swiftc mt9x9.swift ; ./mt9x9 )</text:span></text:p>
          <text:p text:style-name="P18"><text:span text:style-name="T24"/></text:p>
          <text:p text:style-name="P18"><text:span text:style-name="T16">import Foundation</text:span></text:p>
          <text:p text:style-name="P18"><text:span text:style-name="T16">for i in [1, 4, 7] {</text:span></text:p>
          <text:p text:style-name="P18"><text:span text:style-name="T16"><text:s text:c="4"/></text:span><text:span text:style-name="T16">for j in 1...9 {</text:span></text:p>
          <text:p text:style-name="P18"><text:span text:style-name="T16"><text:s text:c="8"/></text:span><text:span text:style-name="T16">for k in i...i+2 {</text:span></text:p>
          <text:p text:style-name="P18"><text:span text:style-name="T16"><text:s text:c="12"/></text:span><text:span text:style-name="T16">print(String(format:"%dx%d=%2d", k, j, k*j),</text:span></text:p>
          <text:p text:style-name="P18"><text:span text:style-name="T16"><text:s text:c="31"/></text:span><text:span text:style-name="T16">terminator:"\t")</text:span></text:p>
          <text:p text:style-name="P18"><text:span text:style-name="T16"><text:s text:c="8"/></text:span><text:span text:style-name="T16">}</text:span></text:p>
          <text:p text:style-name="P18"><text:span text:style-name="T16"><text:s text:c="8"/></text:span><text:span text:style-name="T16">print()</text:span></text:p>
          <text:p text:style-name="P18"><text:span text:style-name="T16"><text:s text:c="4"/></text:span><text:span text:style-name="T16">}</text:span></text:p>
          <text:p text:style-name="P18"><text:span text:style-name="T16"><text:s text:c="4"/></text:span><text:span text:style-name="T16">print()</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go run mt9x9.go || ( go build mt9x9.go ; ./mt9x9 )</text:span></text:p>
          <text:p text:style-name="P18"><text:span text:style-name="T24"/></text:p>
          <text:p text:style-name="P18"><text:span text:style-name="T16">package main</text:span></text:p>
          <text:p text:style-name="P18"><text:span text:style-name="T16">import "fmt"</text:span></text:p>
          <text:p text:style-name="P18"><text:span text:style-name="T16">func main() {</text:span></text:p>
          <text:p text:style-name="P18"><text:span text:style-name="T16"><text:s text:c="4"/></text:span><text:span text:style-name="T16">for i := 1; i &lt;= 9; i += 3 {</text:span></text:p>
          <text:p text:style-name="P18"><text:span text:style-name="T16"><text:s text:c="8"/></text:span><text:span text:style-name="T16">for j := 1; j &lt;= 9; j++ {</text:span></text:p>
          <text:p text:style-name="P18"><text:span text:style-name="T16"><text:s text:c="12"/></text:span><text:span text:style-name="T16">for k := i; k &lt; i+3; k++ {</text:span></text:p>
          <text:p text:style-name="P18"><text:span text:style-name="T16"><text:s text:c="16"/></text:span><text:span text:style-name="T16">fmt.Printf("%dx%d=%2d\t", k, j, k*j)</text:span></text:p>
          <text:p text:style-name="P18"><text:span text:style-name="T16"><text:s text:c="12"/></text:span><text:span text:style-name="T16">}</text:span></text:p>
          <text:p text:style-name="P18"><text:span text:style-name="T16"><text:s text:c="12"/></text:span><text:span text:style-name="T16">fmt.Printf("\n")</text:span></text:p>
          <text:p text:style-name="P18"><text:span text:style-name="T16"><text:s text:c="8"/></text:span><text:span text:style-name="T16">}</text:span></text:p>
          <text:p text:style-name="P18"><text:span text:style-name="T16"><text:s text:c="8"/></text:span><text:span text:style-name="T16">println()</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6cm" svg:height="1.759cm" svg:x="17.8cm" svg:y="4.8cm">
          <draw:text-box>
            <text:p><text:span text:style-name="T18">Go</text:span></text:p>
          </draw:text-box>
        </draw:frame>
        <draw:frame draw:style-name="gr7" draw:text-style-name="P20" draw:layer="layout" svg:width="4cm" svg:height="1.759cm" svg:x="5.4cm" svg:y="4.801cm">
          <draw:text-box>
            <text:p><text:span text:style-name="T18">Swift</text:span></text:p>
          </draw:text-box>
        </draw:frame>
        <presentation:notes draw:style-name="dp2">
          <draw:page-thumbnail draw:style-name="gr4" draw:layer="layout" svg:width="12.696cm" svg:height="9.522cm" svg:x="3.175cm" svg:y="1.904cm" draw:page-number="1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 haxe --main Mt9x9 --interp</text:span></text:p>
          <text:p text:style-name="P18"><text:span text:style-name="T24"/></text:p>
          <text:p text:style-name="P18"><text:span text:style-name="T16">class Mt9x9 {</text:span></text:p>
          <text:p text:style-name="P18"><text:span text:style-name="T16"><text:s text:c="4"/></text:span><text:span text:style-name="T16">static function main() {</text:span></text:p>
          <text:p text:style-name="P18"><text:span text:style-name="T16"><text:s text:c="8"/></text:span><text:span text:style-name="T16">for (i in [1, 4, 7]) {</text:span></text:p>
          <text:p text:style-name="P18"><text:span text:style-name="T16"><text:s text:c="12"/></text:span><text:span text:style-name="T16">for (j in 1...10) {</text:span></text:p>
          <text:p text:style-name="P18"><text:span text:style-name="T16"><text:s text:c="16"/></text:span><text:span text:style-name="T16">for (k in i...i+3) {</text:span></text:p>
          <text:p text:style-name="P18"><text:span text:style-name="T16"><text:s text:c="20"/></text:span><text:span text:style-name="T16">Sys.print(k+'x'+j+'='+(k*j&gt;9?'':' ')+k*j+'\t');</text:span></text:p>
          <text:p text:style-name="P18"><text:span text:style-name="T16"><text:s text:c="16"/></text:span><text:span text:style-name="T16">}</text:span></text:p>
          <text:p text:style-name="P18"><text:span text:style-name="T16"><text:s text:c="16"/></text:span><text:span text:style-name="T16">Sys.print('\n');</text:span></text:p>
          <text:p text:style-name="P18"><text:span text:style-name="T16"><text:s text:c="12"/></text:span><text:span text:style-name="T16">}</text:span></text:p>
          <text:p text:style-name="P18"><text:span text:style-name="T16"><text:s text:c="12"/></text:span><text:span text:style-name="T16">Sys.println('');</text:span></text:p>
          <text:p text:style-name="P18"><text:span text:style-name="T16"><text:s text:c="8"/></text:span><text:span text:style-name="T16">}</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0" draw:layer="layout" svg:width="11.2cm" svg:height="11.4cm" svg:x="13.151cm" svg:y="6.8cm">
          <text:p text:style-name="P37"><text:span text:style-name="T15">// nekoc mt9x9.neko ; neko mt9x9.n</text:span></text:p>
          <text:p text:style-name="P37"><text:span text:style-name="T26"/></text:p>
          <text:p text:style-name="P37"><text:span text:style-name="T16">var sprintf = $loader.loadprim("std@sprintf", 2);</text:span></text:p>
          <text:p text:style-name="P37"><text:span text:style-name="T16">var i = 1;</text:span></text:p>
          <text:p text:style-name="P37"><text:span text:style-name="T16">while i &lt;= 9 {</text:span></text:p>
          <text:p text:style-name="P37"><text:span text:style-name="T16"><text:s text:c="4"/></text:span><text:span text:style-name="T16">var j = 1;</text:span></text:p>
          <text:p text:style-name="P37"><text:span text:style-name="T16"><text:s text:c="4"/></text:span><text:span text:style-name="T16">while <text:s/>j &lt;= 9 {</text:span></text:p>
          <text:p text:style-name="P37"><text:span text:style-name="T16"><text:s text:c="8"/></text:span><text:span text:style-name="T16">var k = i;</text:span></text:p>
          <text:p text:style-name="P37"><text:span text:style-name="T16"><text:s text:c="8"/></text:span><text:span text:style-name="T16">while k &lt;= i+2 {</text:span></text:p>
          <text:p text:style-name="P37"><text:span text:style-name="T16"><text:s text:c="12"/></text:span><text:span text:style-name="T16">$print(k, "x", j, "=", sprintf("%2d", k*j), "\t");</text:span></text:p>
          <text:p text:style-name="P37"><text:span text:style-name="T16"><text:s text:c="12"/></text:span><text:span text:style-name="T16">k += 1;</text:span></text:p>
          <text:p text:style-name="P37"><text:span text:style-name="T16"><text:s text:c="8"/></text:span><text:span text:style-name="T16">}</text:span></text:p>
          <text:p text:style-name="P37"><text:span text:style-name="T16"><text:s text:c="8"/></text:span><text:span text:style-name="T16">$print("\n");</text:span></text:p>
          <text:p text:style-name="P37"><text:span text:style-name="T16"><text:s text:c="8"/></text:span><text:span text:style-name="T16">j += 1;</text:span></text:p>
          <text:p text:style-name="P37"><text:span text:style-name="T16"><text:s text:c="4"/></text:span><text:span text:style-name="T16">}</text:span></text:p>
          <text:p text:style-name="P37"><text:span text:style-name="T16"><text:s text:c="4"/></text:span><text:span text:style-name="T16">$print("\n");</text:span></text:p>
          <text:p text:style-name="P37"><text:span text:style-name="T16"><text:s text:c="4"/></text:span><text:span text:style-name="T16">i += 3;</text:span></text:p>
          <text:p text:style-name="P37"><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7cm" svg:height="1.759cm" svg:x="17.1cm" svg:y="4.8cm">
          <draw:text-box>
            <text:p><text:span text:style-name="T18">Neko</text:span></text:p>
          </draw:text-box>
        </draw:frame>
        <draw:frame draw:style-name="gr7" draw:text-style-name="P20" draw:layer="layout" svg:width="4cm" svg:height="1.759cm" svg:x="5.1cm" svg:y="4.801cm">
          <draw:text-box>
            <text:p><text:span text:style-name="T18">Haxe</text:span></text:p>
          </draw:text-box>
        </draw:frame>
        <presentation:notes draw:style-name="dp2">
          <draw:page-thumbnail draw:style-name="gr4" draw:layer="layout" svg:width="12.696cm" svg:height="9.522cm" svg:x="3.175cm" svg:y="1.904cm" draw:page-number="1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40" draw:layer="layout" svg:width="11.2cm" svg:height="11.4cm" svg:x="1.2cm" svg:y="6.8cm">
          <text:p text:style-name="P37"><text:span text:style-name="T15">#!/usr/bin/nit</text:span></text:p>
          <text:p text:style-name="P37"><text:span text:style-name="T15"># nit mt9x9.nit || ( nitc mt9x9.nit ; ./mt9x9 )</text:span></text:p>
          <text:p text:style-name="P37"><text:span text:style-name="T24"/></text:p>
          <text:p text:style-name="P37"><text:span text:style-name="T16">for i in [1..10[.step(3) do</text:span></text:p>
          <text:p text:style-name="P37"><text:span text:style-name="T16"><text:s text:c="4"/></text:span><text:span text:style-name="T16">for j in [1..9] do</text:span></text:p>
          <text:p text:style-name="P37"><text:span text:style-name="T16"><text:s text:c="8"/></text:span><text:span text:style-name="T16">for k in [i..i+2] do</text:span></text:p>
          <text:p text:style-name="P37"><text:span text:style-name="T16"><text:s text:c="12"/></text:span><text:span text:style-name="T16">if k*j &lt; 10 then</text:span></text:p>
          <text:p text:style-name="P37"><text:span text:style-name="T16"><text:s text:c="16"/></text:span><text:span text:style-name="T16">printn "{k}x{j}= {k*j}\t"</text:span></text:p>
          <text:p text:style-name="P37"><text:span text:style-name="T16"><text:s text:c="12"/></text:span><text:span text:style-name="T16">else</text:span></text:p>
          <text:p text:style-name="P37"><text:span text:style-name="T16"><text:s text:c="16"/></text:span><text:span text:style-name="T16">printn "{k}x{j}={k*j}\t"</text:span></text:p>
          <text:p text:style-name="P37"><text:span text:style-name="T16"><text:s text:c="12"/></text:span><text:span text:style-name="T16">end</text:span></text:p>
          <text:p text:style-name="P37"><text:span text:style-name="T16"><text:s text:c="8"/></text:span><text:span text:style-name="T16">end</text:span></text:p>
          <text:p text:style-name="P37"><text:span text:style-name="T16"><text:s text:c="8"/></text:span><text:span text:style-name="T16">printn "\n"</text:span></text:p>
          <text:p text:style-name="P37"><text:span text:style-name="T16"><text:s text:c="4"/></text:span><text:span text:style-name="T16">end</text:span></text:p>
          <text:p text:style-name="P37"><text:span text:style-name="T16"><text:s text:c="4"/></text:span><text:span text:style-name="T16">print ""</text:span></text:p>
          <text:p text:style-name="P37"><text:span text:style-name="T16">end</text:span></text:p>
          <text:p text:style-name="P37"><text:span text:style-name="T1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nim compile mt9x9.nim ; ./mt9x9</text:span></text:p>
          <text:p text:style-name="P18"><text:span text:style-name="T24"/></text:p>
          <text:p text:style-name="P18"><text:span text:style-name="T16">import strformat</text:span></text:p>
          <text:p text:style-name="P18"><text:span text:style-name="T16">for i in countup(1, 9, 3):</text:span></text:p>
          <text:p text:style-name="P18"><text:span text:style-name="T16"><text:s text:c="4"/></text:span><text:span text:style-name="T16">for j in 1..9:</text:span></text:p>
          <text:p text:style-name="P18"><text:span text:style-name="T16"><text:s text:c="8"/></text:span><text:span text:style-name="T16">for k in [i,i+1,i+2]:</text:span></text:p>
          <text:p text:style-name="P18"><text:span text:style-name="T16"><text:s text:c="12"/></text:span><text:span text:style-name="T16">write(stdout, k, 'x', j, '=', &amp;"{k*j:2d}", '\t')</text:span></text:p>
          <text:p text:style-name="P18"><text:span text:style-name="T16"><text:s text:c="8"/></text:span><text:span text:style-name="T16">writeLine(stdout, "")</text:span></text:p>
          <text:p text:style-name="P18"><text:span text:style-name="T16"><text:s text:c="4"/></text:span><text:span text:style-name="T16">echo()</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cm" svg:height="1.759cm" svg:x="17.5cm" svg:y="4.8cm">
          <draw:text-box>
            <text:p><text:span text:style-name="T18">Nim</text:span></text:p>
          </draw:text-box>
        </draw:frame>
        <draw:frame draw:style-name="gr7" draw:text-style-name="P20" draw:layer="layout" svg:width="2.4cm" svg:height="1.759cm" svg:x="6cm" svg:y="4.801cm">
          <draw:text-box>
            <text:p><text:span text:style-name="T18">Nit</text:span></text:p>
          </draw:text-box>
        </draw:frame>
        <presentation:notes draw:style-name="dp2">
          <draw:page-thumbnail draw:style-name="gr4" draw:layer="layout" svg:width="12.696cm" svg:height="9.522cm" svg:x="3.175cm" svg:y="1.904cm" draw:page-number="1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0"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ruby</text:span></text:p>
          <text:p text:style-name="P18"><text:span text:style-name="T15"># ruby mt9x9.rb || ( chmod +x mt9x9.rb ; ./mt9x9.rb )</text:span></text:p>
          <text:p text:style-name="P18"><text:span text:style-name="T17"/></text:p>
          <text:p text:style-name="P18"><text:span text:style-name="T16">for i in (1..9).step(3)</text:span></text:p>
          <text:p text:style-name="P18"><text:span text:style-name="T16"><text:s text:c="4"/></text:span><text:span text:style-name="T16">for j in (1..9)</text:span></text:p>
          <text:p text:style-name="P18"><text:span text:style-name="T16"><text:s text:c="8"/></text:span><text:span text:style-name="T16">(i..i+2).each{|k|</text:span></text:p>
          <text:p text:style-name="P18"><text:span text:style-name="T16"><text:s text:c="12"/></text:span><text:span text:style-name="T16">print "%dx%d=%2d\t" % [k, j, k*j]</text:span></text:p>
          <text:p text:style-name="P18"><text:span text:style-name="T16"><text:s text:c="8"/></text:span><text:span text:style-name="T16">}</text:span></text:p>
          <text:p text:style-name="P18"><text:span text:style-name="T16"><text:s text:c="8"/></text:span><text:span text:style-name="T16">print "\n"</text:span></text:p>
          <text:p text:style-name="P18"><text:span text:style-name="T16"><text:s text:c="4"/></text:span><text:span text:style-name="T16">end</text:span></text:p>
          <text:p text:style-name="P18"><text:span text:style-name="T16"><text:s text:c="4"/></text:span><text:span text:style-name="T16">puts</text:span></text:p>
          <text:p text:style-name="P18"><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rustc mt9x9.rs ; ./mt9x9</text:span></text:p>
          <text:p text:style-name="P18"><text:span text:style-name="T24"/></text:p>
          <text:p text:style-name="P18"><text:span text:style-name="T16">fn main() {</text:span></text:p>
          <text:p text:style-name="P18"><text:span text:style-name="T16"><text:s text:c="4"/></text:span><text:span text:style-name="T16">for i in (1..10).step_by(3) {</text:span></text:p>
          <text:p text:style-name="P18"><text:span text:style-name="T16"><text:s text:c="8"/></text:span><text:span text:style-name="T16">for j in 1..10 {</text:span></text:p>
          <text:p text:style-name="P18"><text:span text:style-name="T16"><text:s text:c="12"/></text:span><text:span text:style-name="T16">for k in i..i+3 {</text:span></text:p>
          <text:p text:style-name="P18"><text:span text:style-name="T16"><text:s text:c="16"/></text:span><text:span text:style-name="T16">print!("{}x{}={:2}\t", k, j, k*j);</text:span></text:p>
          <text:p text:style-name="P18"><text:span text:style-name="T16"><text:s text:c="12"/></text:span><text:span text:style-name="T16">}</text:span></text:p>
          <text:p text:style-name="P18"><text:span text:style-name="T16"><text:s text:c="12"/></text:span><text:span text:style-name="T16">print!("\n");</text:span></text:p>
          <text:p text:style-name="P18"><text:span text:style-name="T16"><text:s text:c="8"/></text:span><text:span text:style-name="T16">}</text:span></text:p>
          <text:p text:style-name="P18"><text:span text:style-name="T16"><text:s text:c="8"/></text:span><text:span text:style-name="T16">println!();</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6cm" svg:height="1.759cm" svg:x="17.1cm" svg:y="4.8cm">
          <draw:text-box>
            <text:p><text:span text:style-name="T18">Rust</text:span></text:p>
          </draw:text-box>
        </draw:frame>
        <draw:frame draw:style-name="gr7" draw:text-style-name="P20" draw:layer="layout" svg:width="4.6cm" svg:height="1.759cm" svg:x="5.3cm" svg:y="4.801cm">
          <draw:text-box>
            <text:p><text:span text:style-name="T18">Ruby</text:span></text:p>
          </draw:text-box>
        </draw:frame>
        <presentation:notes draw:style-name="dp2">
          <draw:page-thumbnail draw:style-name="gr4" draw:layer="layout" svg:width="12.696cm" svg:height="9.522cm" svg:x="3.175cm" svg:y="1.904cm" draw:page-number="2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40" draw:layer="layout" svg:width="11.2cm" svg:height="11.4cm" svg:x="1.2cm" svg:y="6.8cm">
          <text:p text:style-name="P37"><text:span text:style-name="T15">; gdl -q -e mt9x9</text:span></text:p>
          <text:p text:style-name="P37"><text:span text:style-name="T24"/></text:p>
          <text:p text:style-name="P37"><text:span text:style-name="T16">pro mt9x9</text:span></text:p>
          <text:p text:style-name="P37"><text:span text:style-name="T16"><text:s text:c="4"/></text:span><text:span text:style-name="T16">for i = 1, 9, 3 do begin</text:span></text:p>
          <text:p text:style-name="P37"><text:span text:style-name="T16"><text:s text:c="8"/></text:span><text:span text:style-name="T16">for j = 1, 9 do begin</text:span></text:p>
          <text:p text:style-name="P37"><text:span text:style-name="T16"><text:s text:c="12"/></text:span><text:span text:style-name="T16">for k = i, i+2 do begin <text:s text:c="10"/></text:span></text:p>
          <text:p text:style-name="P37"><text:span text:style-name="T16"><text:s text:c="16"/></text:span><text:span text:style-name="T16">print, k,"x",j,"=",k*j,string(9b), $</text:span></text:p>
          <text:p text:style-name="P37"><text:span text:style-name="T16"><text:s text:c="20"/></text:span><text:span text:style-name="T16">format='($,I1,A,I1,A,I2,A)'</text:span></text:p>
          <text:p text:style-name="P37"><text:span text:style-name="T16"><text:s text:c="12"/></text:span><text:span text:style-name="T16">endfor</text:span></text:p>
          <text:p text:style-name="P37"><text:span text:style-name="T16"><text:s text:c="12"/></text:span><text:span text:style-name="T16">print, string(10b), format='($,A)'</text:span></text:p>
          <text:p text:style-name="P37"><text:span text:style-name="T16"><text:s text:c="8"/></text:span><text:span text:style-name="T16">endfor</text:span></text:p>
          <text:p text:style-name="P37"><text:span text:style-name="T16"><text:s text:c="8"/></text:span><text:span text:style-name="T16">print</text:span></text:p>
          <text:p text:style-name="P37"><text:span text:style-name="T16"><text:s text:c="4"/></text:span><text:span text:style-name="T16">endfor</text:span></text:p>
          <text:p text:style-name="P37"><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0" draw:layer="layout" svg:width="11.2cm" svg:height="11.4cm" svg:x="13.154cm" svg:y="6.8cm">
          <text:p text:style-name="P37"><text:span text:style-name="T15">#!/usr/bin/gst</text:span></text:p>
          <text:p text:style-name="P37"><text:span text:style-name="T15">"gst mt9x9.st || ( chmod +x mt9x9.st ; ./mt9x9.st )"</text:span></text:p>
          <text:p text:style-name="P37"><text:span text:style-name="T24"/></text:p>
          <text:p text:style-name="P37"><text:span text:style-name="T16">1 to: 9 by: 3 do: [ :i |</text:span></text:p>
          <text:p text:style-name="P37"><text:span text:style-name="T16"><text:s text:c="4"/></text:span><text:span text:style-name="T16">1 to: 9 do: [ :j |</text:span></text:p>
          <text:p text:style-name="P37"><text:span text:style-name="T16"><text:s text:c="8"/></text:span><text:span text:style-name="T16">i to: i+2 do: [ :k |</text:span></text:p>
          <text:p text:style-name="P37"><text:span text:style-name="T16"><text:s text:c="12"/></text:span><text:span text:style-name="T16">Transcript show: k printString, 'x', j printString, '='.</text:span></text:p>
          <text:p text:style-name="P37"><text:span text:style-name="T16"><text:s text:c="12"/></text:span><text:span text:style-name="T16">k*j &lt; 10 ifTrue: [Transcript show: ' '].</text:span></text:p>
          <text:p text:style-name="P37"><text:span text:style-name="T16"><text:s text:c="12"/></text:span><text:span text:style-name="T16">Transcript show: (k*j) printString.</text:span></text:p>
          <text:p text:style-name="P37"><text:span text:style-name="T16"><text:s text:c="12"/></text:span><text:span text:style-name="T16">Character tab display</text:span></text:p>
          <text:p text:style-name="P37"><text:span text:style-name="T16"><text:s text:c="8"/></text:span><text:span text:style-name="T16">].</text:span></text:p>
          <text:p text:style-name="P37"><text:span text:style-name="T16"><text:s text:c="8"/></text:span><text:span text:style-name="T16">Character nl display</text:span></text:p>
          <text:p text:style-name="P37"><text:span text:style-name="T16"><text:s text:c="4"/></text:span><text:span text:style-name="T16">].</text:span></text:p>
          <text:p text:style-name="P37"><text:span text:style-name="T16"><text:s text:c="4"/></text:span><text:span text:style-name="T16">Transcript cr</text:span></text:p>
          <text:p text:style-name="P37"><text:span text:style-name="T16">].</text:span></text:p>
          <text:p text:style-name="P37"><text:span text:style-name="T1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6cm" svg:height="1.759cm" svg:x="15.9cm" svg:y="4.8cm">
          <draw:text-box>
            <text:p><text:span text:style-name="T18">Smalltalk</text:span></text:p>
          </draw:text-box>
        </draw:frame>
        <draw:frame draw:style-name="gr7" draw:text-style-name="P20" draw:layer="layout" svg:width="3.2cm" svg:height="1.759cm" svg:x="5.8cm" svg:y="4.801cm">
          <draw:text-box>
            <text:p><text:span text:style-name="T18">IDL</text:span></text:p>
          </draw:text-box>
        </draw:frame>
        <presentation:notes draw:style-name="dp2">
          <draw:page-thumbnail draw:style-name="gr4" draw:layer="layout" svg:width="12.696cm" svg:height="9.522cm" svg:x="3.175cm" svg:y="1.904cm" draw:page-number="2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40" draw:layer="layout" svg:width="11.2cm" svg:height="11.4cm" svg:x="1.2cm" svg:y="6.8cm">
          <text:p text:style-name="P37"><text:span text:style-name="T15">#!/usr/bin/guile -s</text:span></text:p>
          <text:p text:style-name="P37"><text:span text:style-name="T15">!#</text:span></text:p>
          <text:p text:style-name="P37"><text:span text:style-name="T15">; guile mt9x9.scm || ( chmod +x mt9x9.scm ; ./mt9x9.scm )</text:span></text:p>
          <text:p text:style-name="P37"><text:span text:style-name="T24"/></text:p>
          <text:p text:style-name="P37"><text:span text:style-name="T16">(use-modules (ice-9 format))</text:span></text:p>
          <text:p text:style-name="P37"><text:span text:style-name="T16">(for-each</text:span></text:p>
          <text:p text:style-name="P37"><text:span text:style-name="T16"><text:s text:c="4"/></text:span><text:span text:style-name="T16">(lambda (i)</text:span></text:p>
          <text:p text:style-name="P37"><text:span text:style-name="T16"><text:s text:c="8"/></text:span><text:span text:style-name="T16">(for-each</text:span></text:p>
          <text:p text:style-name="P37"><text:span text:style-name="T16"><text:s text:c="12"/></text:span><text:span text:style-name="T16">(lambda (j)</text:span></text:p>
          <text:p text:style-name="P37"><text:span text:style-name="T16"><text:s text:c="16"/></text:span><text:span text:style-name="T16">(for-each</text:span></text:p>
          <text:p text:style-name="P37"><text:span text:style-name="T16"><text:s text:c="20"/></text:span><text:span text:style-name="T16">(lambda (k)</text:span></text:p>
          <text:p text:style-name="P37"><text:span text:style-name="T16"><text:s text:c="25"/></text:span><text:span text:style-name="T16">(format #t "~dx~d=~2d~c" k j (* k j) #\tab))</text:span></text:p>
          <text:p text:style-name="P37"><text:span text:style-name="T16"><text:s text:c="20"/></text:span><text:span text:style-name="T16">(list i (+ i 1) (+ i 2)))</text:span></text:p>
          <text:p text:style-name="P37"><text:span text:style-name="T16"><text:s text:c="16"/></text:span><text:span text:style-name="T16">(display #\newline))</text:span></text:p>
          <text:p text:style-name="P37"><text:span text:style-name="T16"><text:s text:c="12"/></text:span><text:span text:style-name="T16">'(1 2 3 4 5 6 7 8 9))</text:span></text:p>
          <text:p text:style-name="P37"><text:span text:style-name="T16"><text:s text:c="8"/></text:span><text:span text:style-name="T16">(newline))</text:span></text:p>
          <text:p text:style-name="P37"><text:span text:style-name="T16"><text:s text:c="4"/></text:span><text:span text:style-name="T16">'(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4cm" svg:y="6.8cm">
          <text:p text:style-name="P18"><text:span text:style-name="T15">#!/usr/bin/gcl -f</text:span></text:p>
          <text:p text:style-name="P18"><text:span text:style-name="T15">; gcl -f mt9x9.lisp || ( chmod +x mt9x9.lisp ; ./mt9x9.lisp )</text:span></text:p>
          <text:p text:style-name="P18"><text:span text:style-name="T24"/></text:p>
          <text:p text:style-name="P18"><text:span text:style-name="T16">(dolist (i '(1 4 7))</text:span></text:p>
          <text:p text:style-name="P18"><text:span text:style-name="T16"><text:s text:c="4"/></text:span><text:span text:style-name="T16">(dolist (j '(1 2 3 4 5 6 7 8 9))</text:span></text:p>
          <text:p text:style-name="P18"><text:span text:style-name="T16"><text:s text:c="8"/></text:span><text:span text:style-name="T16">(dolist (k (list i (+ i 1) (+ i 2)))</text:span></text:p>
          <text:p text:style-name="P18"><text:span text:style-name="T16"><text:s text:c="12"/></text:span><text:span text:style-name="T16">(format t "~Dx~D=~2D ~@T" k j (* k j))</text:span></text:p>
          <text:p text:style-name="P18"><text:span text:style-name="T16"><text:s text:c="8"/></text:span><text:span text:style-name="T16">)</text:span></text:p>
          <text:p text:style-name="P18"><text:span text:style-name="T16"><text:s text:c="8"/></text:span><text:span text:style-name="T16">(format t "~%")</text:span></text:p>
          <text:p text:style-name="P18"><text:span text:style-name="T16"><text:s text:c="4"/></text:span><text:span text:style-name="T16">)</text:span></text:p>
          <text:p text:style-name="P18"><text:span text:style-name="T16"><text:s text:c="4"/></text:span><text:span text:style-name="T16">(terpri)</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8.8cm" svg:height="1.759cm" svg:x="14.6cm" svg:y="4.8cm">
          <draw:text-box>
            <text:p><text:span text:style-name="T18">CommonLisp</text:span></text:p>
          </draw:text-box>
        </draw:frame>
        <draw:frame draw:style-name="gr7" draw:text-style-name="P20" draw:layer="layout" svg:width="5.4cm" svg:height="1.759cm" svg:x="4.6cm" svg:y="4.801cm">
          <draw:text-box>
            <text:p><text:span text:style-name="T18">Scheme</text:span></text:p>
          </draw:text-box>
        </draw:frame>
        <presentation:notes draw:style-name="dp2">
          <draw:page-thumbnail draw:style-name="gr4" draw:layer="layout" svg:width="12.696cm" svg:height="9.522cm" svg:x="3.175cm" svg:y="1.904cm" draw:page-number="2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 gforth mt9x9.fs</text:span></text:p>
          <text:p text:style-name="P18"><text:span text:style-name="T24"/></text:p>
          <text:p text:style-name="P18"><text:span text:style-name="T16">: mt9x9</text:span></text:p>
          <text:p text:style-name="P18"><text:span text:style-name="T16"><text:s text:c="4"/></text:span><text:span text:style-name="T16">10 1 do</text:span></text:p>
          <text:p text:style-name="P18"><text:span text:style-name="T16"><text:s text:c="8"/></text:span><text:span text:style-name="T16">10 1 do</text:span></text:p>
          <text:p text:style-name="P18"><text:span text:style-name="T16"><text:s text:c="12"/></text:span><text:span text:style-name="T16">3 0 do</text:span></text:p>
          <text:p text:style-name="P18"><text:span text:style-name="T16"><text:s text:c="16"/></text:span><text:span text:style-name="T16">i k + 1 u.r 120 emit</text:span></text:p>
          <text:p text:style-name="P18"><text:span text:style-name="T16"><text:s text:c="16"/></text:span><text:span text:style-name="T16">j 1 u.r 61 emit</text:span></text:p>
          <text:p text:style-name="P18"><text:span text:style-name="T16"><text:s text:c="16"/></text:span><text:span text:style-name="T16">i k + j * 2 u.r 9 emit</text:span></text:p>
          <text:p text:style-name="P18"><text:span text:style-name="T16"><text:s text:c="12"/></text:span><text:span text:style-name="T16">loop</text:span></text:p>
          <text:p text:style-name="P18"><text:span text:style-name="T16"><text:s text:c="12"/></text:span><text:span text:style-name="T16">10 emit</text:span></text:p>
          <text:p text:style-name="P18"><text:span text:style-name="T16"><text:s text:c="8"/></text:span><text:span text:style-name="T16">loop</text:span></text:p>
          <text:p text:style-name="P18"><text:span text:style-name="T16"><text:s text:c="8"/></text:span><text:span text:style-name="T16">cr</text:span></text:p>
          <text:p text:style-name="P18"><text:span text:style-name="T16"><text:s text:c="4"/></text:span><text:span text:style-name="T16">3 +loop ;</text:span></text:p>
          <text:p text:style-name="P18"><text:span text:style-name="T16">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0" draw:layer="layout" svg:width="11.2cm" svg:height="11.4cm" svg:x="13.151cm" svg:y="6.8cm">
          <text:p text:style-name="P37"><text:span text:style-name="T15">%!PS</text:span></text:p>
          <text:p text:style-name="P37"><text:span text:style-name="T15">% gs -q -dNODISPLAY -dBATCH mt9x9.ps</text:span></text:p>
          <text:p text:style-name="P37"><text:span text:style-name="T24"/></text:p>
          <text:p text:style-name="P37"><text:span text:style-name="T16">1 3 9 {</text:span></text:p>
          <text:p text:style-name="P37"><text:span text:style-name="T16"><text:s text:c="4"/></text:span><text:span text:style-name="T16">/i exch def</text:span></text:p>
          <text:p text:style-name="P37"><text:span text:style-name="T16"><text:s text:c="4"/></text:span><text:span text:style-name="T16">1 1 9 {</text:span></text:p>
          <text:p text:style-name="P37"><text:span text:style-name="T16"><text:s text:c="8"/></text:span><text:span text:style-name="T16">/j exch def</text:span></text:p>
          <text:p text:style-name="P37"><text:span text:style-name="T16"><text:s text:c="8"/></text:span><text:span text:style-name="T16">i 1 i 2 add {</text:span></text:p>
          <text:p text:style-name="P37"><text:span text:style-name="T16"><text:s text:c="12"/></text:span><text:span text:style-name="T16">/k exch def</text:span></text:p>
          <text:p text:style-name="P37"><text:span text:style-name="T16"><text:s text:c="12"/></text:span><text:span text:style-name="T16">k 1 string cvs print (x) print</text:span></text:p>
          <text:p text:style-name="P37"><text:span text:style-name="T16"><text:s text:c="12"/></text:span><text:span text:style-name="T16">j 1 string cvs print (=) print</text:span></text:p>
          <text:p text:style-name="P37"><text:span text:style-name="T16"><text:s text:c="12"/></text:span><text:span text:style-name="T16">k j mul dup 10 lt {</text:span></text:p>
          <text:p text:style-name="P37"><text:span text:style-name="T16"><text:s text:c="16"/></text:span><text:span text:style-name="T16">( ) print</text:span></text:p>
          <text:p text:style-name="P37"><text:span text:style-name="T16"><text:s text:c="12"/></text:span><text:span text:style-name="T16">} if 2 string cvs print (\t) print</text:span></text:p>
          <text:p text:style-name="P37"><text:span text:style-name="T16"><text:s text:c="8"/></text:span><text:span text:style-name="T16">} for (\n) print</text:span></text:p>
          <text:p text:style-name="P37"><text:span text:style-name="T16"><text:s text:c="4"/></text:span><text:span text:style-name="T16">} for () =</text:span></text:p>
          <text:p text:style-name="P37"><text:span text:style-name="T16">}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7cm" svg:height="1.759cm" svg:x="15.6cm" svg:y="4.8cm">
          <draw:text-box>
            <text:p><text:span text:style-name="T18">PostScript</text:span></text:p>
          </draw:text-box>
        </draw:frame>
        <draw:frame draw:style-name="gr7" draw:text-style-name="P20" draw:layer="layout" svg:width="4cm" svg:height="1.759cm" svg:x="5.1cm" svg:y="4.801cm">
          <draw:text-box>
            <text:p><text:span text:style-name="T18">Forth</text:span></text:p>
          </draw:text-box>
        </draw:frame>
        <presentation:notes draw:style-name="dp2">
          <draw:page-thumbnail draw:style-name="gr4" draw:layer="layout" svg:width="12.696cm" svg:height="9.522cm" svg:x="3.175cm" svg:y="1.904cm" draw:page-number="2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8" draw:text-style-name="P19" draw:layer="layout" svg:width="11.2cm" svg:height="11.4cm" svg:x="1.2cm" svg:y="6.8cm">
          <text:p text:style-name="P18"><text:span text:style-name="T15">-- runghc mt9x9.hs || ( ghc mt9x9.hs ; ./mt9x9 )</text:span></text:p>
          <text:p text:style-name="P18"><text:span text:style-name="T17"/></text:p>
          <text:p text:style-name="P18"><text:span text:style-name="T16">import Control.Monad</text:span></text:p>
          <text:p text:style-name="P18"><text:span text:style-name="T16">main = do</text:span></text:p>
          <text:p text:style-name="P18"><text:span text:style-name="T16"><text:s text:c="4"/></text:span><text:span text:style-name="T16">forM_ [1,4,7] $ \i -&gt; do</text:span></text:p>
          <text:p text:style-name="P18"><text:span text:style-name="T16"><text:s text:c="8"/></text:span><text:span text:style-name="T16">forM_ [1..9] $ \j -&gt; do</text:span></text:p>
          <text:p text:style-name="P18"><text:span text:style-name="T16"><text:s text:c="12"/></text:span><text:span text:style-name="T16">forM_ [i..i+2] $ \k -&gt; do</text:span></text:p>
          <text:p text:style-name="P18"><text:span text:style-name="T16"><text:s text:c="16"/></text:span><text:span text:style-name="T16">putStr (show k ++ "x" ++ show j ++ "=" ++</text:span></text:p>
          <text:p text:style-name="P18"><text:span text:style-name="T16"><text:s text:c="20"/></text:span><text:span text:style-name="T16">(if (k*j)&gt;9 then "" else " ") ++ show (k*j) ++ "\t")</text:span></text:p>
          <text:p text:style-name="P18"><text:span text:style-name="T16"><text:s text:c="12"/></text:span><text:span text:style-name="T16">putStrLn ""</text:span></text:p>
          <text:p text:style-name="P18"><text:span text:style-name="T16"><text:s text:c="8"/></text:span><text:span text:style-name="T16">putChar '\n'</text:span></text:p>
          <text:p text:style-name="P18"><text:span text:style-name="T1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45" draw:layer="layout" svg:width="11.2cm" svg:height="11.4cm" svg:x="13.154cm" svg:y="6.8cm">
          <text:p text:style-name="P44"><text:span text:style-name="T19">#!/usr/bin/escript</text:span></text:p>
          <text:p text:style-name="P44"><text:span text:style-name="T19">% escript mt9x9.escript ||</text:span></text:p>
          <text:p text:style-name="P44"><text:span text:style-name="T19">% <text:s text:c="4"/>( chmod +x mt9x9.escript ; ./mt9x9.escript )</text:span></text:p>
          <text:p text:style-name="P44"><text:span text:style-name="T27"/></text:p>
          <text:p text:style-name="P44"><text:span text:style-name="T28">main(_) -&gt;</text:span></text:p>
          <text:p text:style-name="P44"><text:span text:style-name="T28"><text:s text:c="4"/></text:span><text:span text:style-name="T28">[print_block(I) || I &lt;- lists:seq(1, 9, 3)].</text:span></text:p>
          <text:p text:style-name="P44"><text:span text:style-name="T28">print_block(I) -&gt;</text:span></text:p>
          <text:p text:style-name="P44"><text:span text:style-name="T28"><text:s text:c="4"/></text:span><text:span text:style-name="T28">[print_line(I, J) || J &lt;- lists:seq(1, 9)],</text:span></text:p>
          <text:p text:style-name="P44"><text:span text:style-name="T28"><text:s text:c="4"/></text:span><text:span text:style-name="T28">io:fwrite("~n").</text:span></text:p>
          <text:p text:style-name="P44"><text:span text:style-name="T28">print_line(I, J) -&gt;</text:span></text:p>
          <text:p text:style-name="P44"><text:span text:style-name="T28"><text:s text:c="4"/></text:span><text:span text:style-name="T28">[io:format("~Bx~B=~2B\t", [K, J, K*J]) || K &lt;- lists:seq(I, I+2)],</text:span></text:p>
          <text:p text:style-name="P44"><text:span text:style-name="T28"><text:s text:c="4"/></text:span><text:span text:style-name="T28">io:nl().</text:span></text:p>
          <text:p text:style-name="P44"><text:span text:style-name="T28"/></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20" draw:layer="layout" svg:width="4.9cm" svg:height="1.759cm" svg:x="16.7cm" svg:y="4.8cm">
          <draw:text-box>
            <text:p><text:span text:style-name="T18">Erlang</text:span></text:p>
          </draw:text-box>
        </draw:frame>
        <draw:frame draw:style-name="gr9" draw:text-style-name="P20" draw:layer="layout" svg:width="5.4cm" svg:height="1.759cm" svg:x="4.5cm" svg:y="4.801cm">
          <draw:text-box>
            <text:p><text:span text:style-name="T18">Haskell</text:span></text:p>
          </draw:text-box>
        </draw:frame>
        <presentation:notes draw:style-name="dp2">
          <draw:page-thumbnail draw:style-name="gr4" draw:layer="layout" svg:width="12.696cm" svg:height="9.522cm" svg:x="3.175cm" svg:y="1.904cm" draw:page-number="2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8" draw:text-style-name="P19" draw:layer="layout" svg:width="11.2cm" svg:height="11.4cm" svg:x="1.2cm" svg:y="6.8cm">
          <text:p text:style-name="P18"><text:span text:style-name="T15">#!/usr/bin/Rscript</text:span></text:p>
          <text:p text:style-name="P18"><text:span text:style-name="T15"># Rscript mt9x9.R || ( chmod +x mt9x9.R ; ./mt9x9.R )</text:span></text:p>
          <text:p text:style-name="P18"><text:span text:style-name="T17"/></text:p>
          <text:p text:style-name="P18"><text:span text:style-name="T16">for(i in seq(1, 9, by=3)) {</text:span></text:p>
          <text:p text:style-name="P18"><text:span text:style-name="T16"><text:s text:c="4"/></text:span><text:span text:style-name="T16">for(j in 1:9) {</text:span></text:p>
          <text:p text:style-name="P18"><text:span text:style-name="T16"><text:s text:c="8"/></text:span><text:span text:style-name="T16">for(k in i:(i+2)) {</text:span></text:p>
          <text:p text:style-name="P18"><text:span text:style-name="T16"><text:s text:c="12"/></text:span><text:span text:style-name="T16">cat(sprintf("%dx%d=%2d\t", k, j, k*j))</text:span></text:p>
          <text:p text:style-name="P18"><text:span text:style-name="T16"><text:s text:c="8"/></text:span><text:span text:style-name="T16">}</text:span></text:p>
          <text:p text:style-name="P18"><text:span text:style-name="T16"><text:s text:c="8"/></text:span><text:span text:style-name="T16">cat("\n")</text:span></text:p>
          <text:p text:style-name="P18"><text:span text:style-name="T16"><text:s text:c="4"/></text:span><text:span text:style-name="T16">}</text:span></text:p>
          <text:p text:style-name="P18"><text:span text:style-name="T16"><text:s text:c="4"/></text:span><text:span text:style-name="T16">cat("\n")</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9" draw:layer="layout" svg:width="11.2cm" svg:height="11.4cm" svg:x="13.154cm" svg:y="6.8cm">
          <text:p text:style-name="P18"><text:span text:style-name="T15">#!/usr/bin/hbrun</text:span></text:p>
          <text:p text:style-name="P18"><text:span text:style-name="T15">* hbrun mt9x9.prg || ( chmod +x mt9x9.prg ; ./mt9x9.prg )</text:span></text:p>
          <text:p text:style-name="P18"><text:span text:style-name="T24"/></text:p>
          <text:p text:style-name="P18"><text:span text:style-name="T16">local i, j, k</text:span></text:p>
          <text:p text:style-name="P18"><text:span text:style-name="T16">for i := 1 to 9 step 3</text:span></text:p>
          <text:p text:style-name="P18"><text:span text:style-name="T16"><text:s text:c="4"/></text:span><text:span text:style-name="T16">for j := 1 to 9</text:span></text:p>
          <text:p text:style-name="P18"><text:span text:style-name="T16"><text:s text:c="8"/></text:span><text:span text:style-name="T16">for each k in {i, i+1, i+2}</text:span></text:p>
          <text:p text:style-name="P18"><text:span text:style-name="T16"><text:s text:c="12"/></text:span><text:span text:style-name="T16">?? str(k, 1) + "x" + str(j, 1) + "=" + str(k*j, 2) + chr(9)</text:span></text:p>
          <text:p text:style-name="P18"><text:span text:style-name="T16"><text:s text:c="8"/></text:span><text:span text:style-name="T16">next</text:span></text:p>
          <text:p text:style-name="P18"><text:span text:style-name="T16"><text:s text:c="8"/></text:span><text:span text:style-name="T16">?? chr(10)</text:span></text:p>
          <text:p text:style-name="P18"><text:span text:style-name="T16"><text:s text:c="4"/></text:span><text:span text:style-name="T16">next</text:span></text:p>
          <text:p text:style-name="P18"><text:span text:style-name="T16"><text:s text:c="4"/></text:span><text:span text:style-name="T16">?</text:span></text:p>
          <text:p text:style-name="P18"><text:span text:style-name="T16">nex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20" draw:layer="layout" svg:width="4.5cm" svg:height="1.759cm" svg:x="16.7cm" svg:y="4.8cm">
          <draw:text-box>
            <text:p><text:span text:style-name="T18">xBASE</text:span></text:p>
          </draw:text-box>
        </draw:frame>
        <draw:frame draw:style-name="gr9" draw:text-style-name="P20" draw:layer="layout" svg:width="1.8cm" svg:height="1.759cm" svg:x="6.3cm" svg:y="4.801cm">
          <draw:text-box>
            <text:p><text:span text:style-name="T18">R</text:span></text:p>
          </draw:text-box>
        </draw:frame>
        <presentation:notes draw:style-name="dp2">
          <draw:page-thumbnail draw:style-name="gr4" draw:layer="layout" svg:width="12.696cm" svg:height="9.522cm" svg:x="3.175cm" svg:y="1.904cm" draw:page-number="2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python3</text:span></text:p>
          <text:p text:style-name="P18"><text:span text:style-name="T15"># python3 mt9x9.py || ( chmod +x mt9x9.py ; ./mt9x9.py )</text:span></text:p>
          <text:p text:style-name="P18"><text:span text:style-name="T17"/></text:p>
          <text:p text:style-name="P18"><text:span text:style-name="T16">for i in range(1, 10, 3):</text:span></text:p>
          <text:p text:style-name="P18"><text:span text:style-name="T16"><text:s text:c="4"/></text:span><text:span text:style-name="T16">for j in range(1, 10):</text:span></text:p>
          <text:p text:style-name="P18"><text:span text:style-name="T16"><text:s text:c="8"/></text:span><text:span text:style-name="T16">for k in range(i, i+3):</text:span></text:p>
          <text:p text:style-name="P18"><text:span text:style-name="T16"><text:s text:c="12"/></text:span><text:span text:style-name="T16">print('%dx%d=%2d' % (k, j, k*j), end='\t')</text:span></text:p>
          <text:p text:style-name="P18"><text:span text:style-name="T16"><text:s text:c="8"/></text:span><text:span text:style-name="T16">print()</text:span></text:p>
          <text:p text:style-name="P18"><text:span text:style-name="T16"><text:s text:c="4"/></text:span><text:span text:style-name="T16">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4cm" svg:y="6.8cm">
          <text:p text:style-name="P18"><text:span text:style-name="T15">#!/usr/bin/julia</text:span></text:p>
          <text:p text:style-name="P18"><text:span text:style-name="T15"># julia mt9x9.jl || ( chmod +x mt9x9.jl ; ./mt9x9.jl )</text:span></text:p>
          <text:p text:style-name="P18"><text:span text:style-name="T24"/></text:p>
          <text:p text:style-name="P18"><text:span text:style-name="T16">for i in 1:3:9, j = 1:9, k = i:i+2</text:span></text:p>
          <text:p text:style-name="P18"><text:span text:style-name="T16"><text:s text:c="4"/></text:span><text:span text:style-name="T16">@printf("%dx%d=%2d", k, j, k*j)</text:span></text:p>
          <text:p text:style-name="P18"><text:span text:style-name="T16"><text:s text:c="4"/></text:span><text:span text:style-name="T16">print(k!=i+2 ? "\t" : j!=9 ? "\n" : "\n\n")</text:span></text:p>
          <text:p text:style-name="P18"><text:span text:style-name="T16">end</text:span></text:p>
          <text:p text:style-name="P18"><text:span text:style-name="T1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8cm" svg:height="1.759cm" svg:x="17.3cm" svg:y="4.8cm">
          <draw:text-box>
            <text:p><text:span text:style-name="T18">Julia</text:span></text:p>
          </draw:text-box>
        </draw:frame>
        <draw:frame draw:style-name="gr7" draw:text-style-name="P20" draw:layer="layout" svg:width="5.4cm" svg:height="1.759cm" svg:x="4.8cm" svg:y="4.801cm">
          <draw:text-box>
            <text:p><text:span text:style-name="T18">Python</text:span></text:p>
          </draw:text-box>
        </draw:frame>
        <presentation:notes draw:style-name="dp2">
          <draw:page-thumbnail draw:style-name="gr4" draw:layer="layout" svg:width="12.696cm" svg:height="9.522cm" svg:x="3.175cm" svg:y="1.904cm" draw:page-number="2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7"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4" draw:layer="layout" svg:width="24cm" svg:height="13.2cm" svg:x="1cm" svg:y="5.5cm" presentation:class="outline" presentation:user-transformed="true">
          <draw:text-box>
            <text:list text:style-name="L4">
              <text:list-item>
                <text:p text:style-name="P11"><text:span text:style-name="T29">Rosetta Code</text:span></text:p>
                <text:p text:style-name="P13"><text:span text:style-name="T30">&lt;https://www.rosettacode.org/wiki/Multiplication_tables&gt;</text:span></text:p>
              </text:list-item>
              <text:list-item>
                <text:p text:style-name="P11"><text:span text:style-name="T29">Learn X in Y minutes</text:span></text:p>
              </text:list-item>
            </text:list>
            <text:list text:style-name="L6">
              <text:list-header>
                <text:p text:style-name="P13"><text:span text:style-name="T30">&lt;https://learnxinyminutes.com/&gt;</text:span></text:p>
              </text:list-header>
            </text:list>
            <text:list text:style-name="L4">
              <text:list-item>
                <text:p text:style-name="P11"><text:span text:style-name="T29">Fibonacci Benchmark</text:span></text:p>
              </text:list-item>
            </text:list>
            <text:list text:style-name="L6">
              <text:list-header>
                <text:p text:style-name="P13"><text:span text:style-name="T30">&lt;https://github.com/drujensen/fib&gt;</text:span></text:p>
              </text:list-header>
            </text:list>
            <text:list text:style-name="L4">
              <text:list-header>
                <text:p text:style-name="P46"><text:span text:style-name="T12"/></text:p>
              </text:list-header>
              <text:list-item>
                <text:p text:style-name="P46"><text:span text:style-name="T12">To-Do target languages</text:span></text:p>
                <text:p text:style-name="P12"><text:span text:style-name="T8">Scala, Kotlin, Clojure, Algol, Simula, IO, Icon, Crystal</text:span></text:p>
              </text:list-item>
            </text:list>
          </draw:text-box>
        </draw:frame>
        <presentation:notes draw:style-name="dp2">
          <draw:page-thumbnail draw:style-name="gr4" draw:layer="layout" svg:width="12.696cm" svg:height="9.522cm" svg:x="3.175cm" svg:y="1.904cm" draw:page-number="2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8" draw:style-name="dp1" draw:master-page-name="資訊未來大自由_5f_封底" presentation:presentation-page-layout-name="AL1T0" presentation:use-date-time-name="dtd1">
        <draw:frame presentation:style-name="pr7" draw:text-style-name="P48" draw:layer="layout" svg:width="10.508cm" svg:height="3.176cm" svg:x="4.913cm" svg:y="4.525cm" presentation:class="title" presentation:user-transformed="true">
          <draw:text-box>
            <text:p text:style-name="P47"><text:span text:style-name="T31">Thank you!</text:span></text:p>
          </draw:text-box>
        </draw:frame>
        <draw:custom-shape draw:style-name="gr2" draw:text-style-name="P50" draw:layer="layout" svg:width="14.9cm" svg:height="0.896cm" svg:x="10.221cm" svg:y="17.936cm">
          <text:p text:style-name="P49"><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28" presentation:class="page"/>
          <draw:frame presentation:style-name="pr8" draw:text-style-name="P51" draw:layer="layout" svg:width="15.239cm" svg:height="11.43cm" svg:x="1.905cm" svg:y="12.065cm" presentation:class="notes" presentation:user-transformed="true">
            <draw:text-box>
              <text:p text:style-name="P11"><text:span text:style-name="T32">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全字庫正楷體" svg:font-family="全字庫正楷體" style:font-pitch="fixed"/>
    <style:font-face style:name="全字庫正楷體4"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 svg:font-family="'DejaVu Sans Mono'" style:font-family-generic="modern" style:font-pitch="fixed"/>
    <style:font-face style:name="Liberation Mono1" svg:font-family="'Liberation Mono', 'Courier New'" style:font-family-generic="modern" style:font-pitch="fixed"/>
    <style:font-face style:name="方正楷體1" svg:font-family="方正楷體" style:font-family-generic="script" style:font-pitch="fixed"/>
    <style:font-face style:name="標楷體1" svg:font-family="標楷體" style:font-family-generic="script" style:font-pitch="fixed"/>
    <style:font-face style:name="標楷體6"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3" svg:font-family="全字庫正楷體" style:font-adornments="標準"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5" svg:font-family="標楷體" style:font-pitch="variable"/>
    <style:font-face style:name="標楷體3" svg:font-family="標楷體" style:font-adornments="標準" style:font-pitch="variable"/>
    <style:font-face style:name="Arial5" svg:font-family="Arial" style:font-family-generic="modern" style:font-pitch="variable"/>
    <style:font-face style:name="DejaVu Sans Mono1" svg:font-family="'DejaVu Sans Mono'" style:font-family-generic="modern" style:font-pitch="variable"/>
    <style:font-face style:name="Liberation Mono"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 svg:font-family="全字庫正宋體" style:font-family-generic="roman" style:font-pitch="variable"/>
    <style:font-face style:name="全字庫正楷體2" svg:font-family="全字庫正楷體" style:font-family-generic="roman" style:font-pitch="variable"/>
    <style:font-face style:name="新細明體" svg:font-family="新細明體, PMingLiU" style:font-family-generic="roman" style:font-pitch="variable"/>
    <style:font-face style:name="方正楷體3" svg:font-family="方正楷體" style:font-family-generic="roman" style:font-pitch="variable"/>
    <style:font-face style:name="標楷體2" svg:font-family="標楷體" style:font-family-generic="roman" style:font-pitch="variable"/>
    <style:font-face style:name="Liberation Sans1" svg:font-family="'Liberation Sans'" style:font-family-generic="script" style:font-pitch="variable"/>
    <style:font-face style:name="Noto Sans CJK TC1" svg:font-family="'Noto Sans CJK TC'" style:font-family-generic="script" style:font-pitch="variable"/>
    <style:font-face style:name="方正楷體2" svg:font-family="方正楷體" style:font-family-generic="script" style:font-pitch="variable"/>
    <style:font-face style:name="標楷體" svg:font-family="標楷體" style:font-family-generic="script" style:font-pitch="variable"/>
    <style:font-face style:name="標楷體4"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2"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_5f_1" style:display-name="預設_4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_5f_1" style:display-name="預設_4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6"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6"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1" fo:font-family="方正楷體" style:font-family-generic="script" style:font-pitch="fixed" fo:font-size="48pt" fo:font-style="normal" fo:text-shadow="none" style:text-underline-style="none" fo:font-weight="bold" style:font-name-asian="方正楷體1" style:font-family-asian="方正楷體" style:font-family-generic-asian="script" style:font-pitch-asian="fixed" style:font-size-asian="48pt" style:font-style-asian="normal" style:font-weight-asian="normal" style:font-name-complex="方正楷體1"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2" style:family="presentation" style:parent-style-name="資訊未來大自由_5f_封底-title">
      <style:graphic-properties draw:fill-color="#ffffff" draw:auto-grow-height="false" fo:min-height="3.181cm"/>
      <style:paragraph-properties style:writing-mode="lr-tb"/>
    </style:style>
    <style:style style:name="Mpr3" style:family="presentation" style:parent-style-name="資訊未來大自由_5f_封底-outline1">
      <style:graphic-properties draw:fill-color="#ffffff" draw:auto-grow-height="false" fo:min-height="12.573cm"/>
      <style:paragraph-properties style:writing-mode="lr-tb"/>
    </style:style>
    <style:style style:name="Mpr4" style:family="presentation" style:parent-style-name="資訊未來大自由_5f_封底-backgroundobjects">
      <style:graphic-properties draw:stroke="none" draw:fill="none" draw:fill-color="#ffffff" draw:auto-grow-height="false" fo:min-height="1.314cm"/>
      <style:paragraph-properties style:writing-mode="lr-tb"/>
    </style:style>
    <style:style style:name="Mpr5" style:family="presentation" style:parent-style-name="資訊未來大自由_5f_封底-backgroundobjects">
      <style:graphic-properties draw:stroke="none" draw:fill="none" draw:fill-color="#ffffff" draw:auto-grow-height="false" fo:min-height="1.27cm"/>
      <style:paragraph-properties style:writing-mode="lr-tb"/>
    </style:style>
    <style:style style:name="Mpr6" style:family="presentation" style:parent-style-name="資訊未來大自由_5f_封底-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8"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9"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paragraph-properties style:writing-mode="lr-tb"/>
    </style:style>
    <style:style style:name="Mpr10"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paragraph-properties style:writing-mode="lr-tb"/>
    </style:style>
    <style:style style:name="Mpr11" style:family="presentation" style:parent-style-name="資訊未來大自由_5f_封面-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2" style:family="presentation" style:parent-style-name="資訊未來大自由_5f_封面-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3" style:family="presentation" style:parent-style-name="資訊未來大自由_5f_封面-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4" style:family="presentation" style:parent-style-name="資訊未來大自由_5f_封面-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5"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paragraph-properties style:writing-mode="lr-tb"/>
    </style:style>
    <style:style style:name="Mpr16" style:family="presentation" style:parent-style-name="資訊未來大自由_5f_內頁-backgroundobjects" style:list-style-name="ML9">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paragraph-properties style:writing-mode="lr-tb"/>
    </style:style>
    <style:style style:name="Mpr17" style:family="presentation" style:parent-style-name="資訊未來大自由_5f_內頁-backgroundobjects">
      <style:graphic-properties draw:stroke="none" draw:fill="solid" draw:fill-color="#ffffff" draw:textarea-horizontal-align="center" draw:textarea-vertical-align="middle"/>
    </style:style>
    <style:style style:name="Mpr18"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paragraph-properties style:writing-mode="lr-tb"/>
    </style:style>
    <style:style style:name="Mpr19" style:family="presentation" style:parent-style-name="資訊未來大自由_5f_內頁-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0" style:family="presentation" style:parent-style-name="資訊未來大自由_5f_內頁-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1" style:family="presentation" style:parent-style-name="資訊未來大自由_5f_內頁-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22" style:family="presentation" style:parent-style-name="資訊未來大自由_5f_內頁-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gradient" draw:fill-gradient-name="彩色圖案_20_a6"/>
    </style:style>
    <style:style style:name="MP6" style:family="paragraph">
      <loext:graphic-properties draw:fill-color="#ffffff"/>
      <style:paragraph-properties fo:margin-left="0cm" fo:margin-right="0cm" fo:text-indent="0cm" style:writing-mode="lr-tb"/>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9" style:family="paragraph">
      <loext:graphic-properties draw:fill-color="#ffffff"/>
      <style:paragraph-properties fo:margin-left="1.2cm" fo:margin-right="0cm" fo:text-indent="0cm" style:writing-mode="lr-tb"/>
    </style:style>
    <style:style style:name="MP10" style:family="paragraph">
      <style:paragraph-properties fo:margin-left="0cm" fo:margin-right="0cm" fo:text-indent="0cm" style:writing-mode="lr-tb"/>
      <style:text-properties fo:font-size="14pt" style:font-size-asian="14pt" style:font-size-complex="14pt"/>
    </style:style>
    <style:style style:name="MP11" style:family="paragraph">
      <style:paragraph-properties fo:margin-left="0cm" fo:margin-right="0cm" fo:text-align="center" fo:text-indent="0cm" style:writing-mode="lr-tb"/>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P14" style:family="paragraph">
      <loext:graphic-properties draw:fill="gradient" draw:fill-color="#b7e5fa" draw:fill-gradient-name="彩色圖案_20_a5"/>
    </style:style>
    <style:style style:name="MP15" style:family="paragraph">
      <loext:graphic-properties draw:fill="gradient" draw:fill-color="#b7e5fa" draw:fill-gradient-name="彩色圖案_20_a3"/>
    </style:style>
    <style:style style:name="MP16" style:family="paragraph">
      <loext:graphic-properties draw:fill="none" draw:fill-color="#ffffff"/>
      <style:paragraph-properties fo:margin-left="0cm" fo:margin-right="0cm" fo:text-indent="0cm" style:writing-mode="lr-tb"/>
    </style:style>
    <style:style style:name="MP17" style:family="paragraph">
      <style:paragraph-properties fo:margin-left="0.948cm" fo:margin-right="0cm" fo:text-indent="-0.948cm"/>
    </style:style>
    <style:style style:name="MP18" style:family="paragraph">
      <style:paragraph-properties style:text-autospace="ideograph-alpha" style:writing-mode="lr-tb"/>
      <style:text-properties fo:hyphenate="false"/>
    </style:style>
    <style:style style:name="MP19" style:family="paragraph">
      <loext:graphic-properties draw:fill="none" draw:fill-color="#ffffff"/>
      <style:paragraph-properties fo:margin-left="0.948cm" fo:margin-right="0cm" fo:text-indent="0cm" style:writing-mode="lr-tb"/>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solid" draw:fill-color="#ffffff"/>
      <style:paragraph-properties style:writing-mode="lr-tb"/>
    </style:style>
    <style:style style:name="MP23" style:family="paragraph">
      <style:paragraph-properties fo:margin-left="0cm" fo:margin-right="0cm" fo:line-height="100%" fo:text-indent="0cm" style:line-break="strict" style:writing-mode="lr-tb"/>
      <style:text-properties fo:font-size="14pt" style:font-size-asian="14pt" style:font-size-complex="14pt"/>
    </style:style>
    <style:style style:name="MP24"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25"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6"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7" style:family="paragraph">
      <loext:graphic-properties draw:fill="gradient" draw:fill-color="#077fb7" draw:fill-gradient-name="彩色圖案_20_a3"/>
      <style:paragraph-properties style:writing-mode="lr-tb"/>
    </style:style>
    <style:style style:name="MP28"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29"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30" style:family="paragraph">
      <loext:graphic-properties draw:fill="none" draw:fill-color="#ffffff"/>
      <style:paragraph-properties style:writing-mode="lr-tb"/>
    </style:style>
    <style:style style:name="MP31" style:family="paragraph">
      <loext:graphic-properties draw:fill="solid" draw:fill-color="#c0c0c0"/>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6"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font-name="Times New Roman1" fo:font-size="12pt" fo:language="en" fo:country="GB" style:font-size-asian="12pt" style:font-size-complex="12pt"/>
    </style:style>
    <style:style style:name="MT5"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ffffff" fo:font-size="14pt" fo:language="en" fo:country="GB" style:font-size-asian="14pt" style:font-size-complex="14pt"/>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8">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封底" style:display-name="資訊未來大自由_封底" style:page-layout-name="PM1" draw:style-name="Mdp1">
      <draw:rect presentation:style-name="Mpr1" draw:text-style-name="MP5" draw:layer="backgroundobjects" svg:width="25.4cm" svg:height="8cm" svg:x="0cm" svg:y="0cm">
        <text:p/>
      </draw:rect>
      <draw:frame presentation:style-name="Mpr2" draw:text-style-name="MP6" draw:layer="backgroundobjects" svg:width="22.859cm" svg:height="3.18cm" svg:x="1.27cm" svg:y="0.76cm" presentation:class="title">
        <draw:text-box>
          <text:p text:style-name="MP1">請按一下鼠標，編輯標題文的格式。</text:p>
        </draw:text-box>
      </draw:frame>
      <draw:frame presentation:style-name="Mpr3" draw:text-style-name="MP9" draw:layer="backgroundobjects" svg:width="22.859cm" svg:height="12.572cm" svg:x="1.27cm" svg:y="4.457cm" presentation:class="outline">
        <draw:text-box>
          <text:list text:style-name="ML3">
            <text:list-item>
              <text:p text:style-name="MP7">請按鼠標，編輯大綱文字格式。</text:p>
              <text:list>
                <text:list-item>
                  <text:p text:style-name="MP8"><text:span text:style-name="MT2">第二個大綱級</text:span></text:p>
                  <text:list>
                    <text:list-item>
                      <text:p text:style-name="MP8"><text:span text:style-name="MT2">第三個大綱級</text:span></text:p>
                      <text:list>
                        <text:list-item>
                          <text:p text:style-name="MP8"><text:span text:style-name="MT2">第四個大綱級</text:span></text:p>
                          <text:list>
                            <text:list-item>
                              <text:p text:style-name="MP8"><text:span text:style-name="MT2">第五個大綱級</text:span></text:p>
                              <text:list>
                                <text:list-item>
                                  <text:p text:style-name="MP8"><text:span text:style-name="MT2">第六個大綱級</text:span></text:p>
                                  <text:list>
                                    <text:list-item>
                                      <text:p text:style-name="MP8"><text:span text:style-name="MT2">第七個大綱級</text:span></text:p>
                                      <text:list>
                                        <text:list-item>
                                          <text:p text:style-name="MP8"><text:span text:style-name="MT2">第八個大</text:span><text:span text:style-name="MT2">綱級</text:span></text:p>
                                          <text:list>
                                            <text:list-item>
                                              <text:p text:style-name="MP8"><text:span text:style-name="MT2">第九</text:span><text:span text:style-name="MT2">個大</text:span><text:span text:style-name="MT2">綱級</text:span></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5.917cm" svg:height="1.313cm" svg:x="1.27cm" svg:y="17.354cm" presentation:class="date-time">
        <draw:text-box>
          <text:p text:style-name="MP10"><text:span text:style-name="MT1"><presentation:date-time/></text:span></text:p>
        </draw:text-box>
      </draw:frame>
      <draw:frame presentation:style-name="Mpr4" draw:text-style-name="MP12" draw:layer="backgroundobjects" svg:width="8.05cm" svg:height="1.313cm" svg:x="8.686cm" svg:y="17.354cm" presentation:class="footer">
        <draw:text-box>
          <text:p text:style-name="MP11"><text:span text:style-name="MT1"><presentation:footer/></text:span></text:p>
        </draw:text-box>
      </draw:frame>
      <draw:frame presentation:style-name="Mpr4" draw:text-style-name="MP4" draw:layer="backgroundobjects" svg:width="5.917cm" svg:height="1.313cm" svg:x="18.211cm" svg:y="17.354cm" presentation:class="page-number">
        <draw:text-box>
          <text:p text:style-name="MP13"><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0"><text:span text:style-name="MT1"><presentation:header/></text:span></text:p>
          </draw:text-box>
        </draw:frame>
        <draw:frame presentation:style-name="Mpr5" draw:text-style-name="MP4" draw:layer="backgroundobjects" svg:width="8.266cm" svg:height="1.269cm" svg:x="10.783cm" svg:y="0cm" presentation:class="date-time">
          <draw:text-box>
            <text:p text:style-name="MP13"><text:span text:style-name="MT1"><presentation:date-time/></text:span></text:p>
          </draw:text-box>
        </draw:frame>
        <draw:frame presentation:style-name="Mpr6" draw:text-style-name="MP2" draw:layer="backgroundobjects" svg:width="8.266cm" svg:height="1.269cm" svg:x="0cm" svg:y="24.13cm" presentation:class="footer">
          <draw:text-box>
            <text:p text:style-name="MP10"><text:span text:style-name="MT1"><presentation:footer/></text:span></text:p>
          </draw:text-box>
        </draw:frame>
        <draw:frame presentation:style-name="Mpr6" draw:text-style-name="MP4" draw:layer="backgroundobjects" svg:width="8.266cm" svg:height="1.269cm" svg:x="10.783cm" svg:y="24.13cm" presentation:class="page-number">
          <draw:text-box>
            <text:p text:style-name="MP13"><text:span text:style-name="MT1"><text:page-number>&lt;編號&gt;</text:page-number></text:span></text:p>
          </draw:text-box>
        </draw:frame>
      </presentation:notes>
    </style:master-page>
    <style:master-page style:name="資訊未來大自由_5f_封面" style:display-name="資訊未來大自由_封面" style:page-layout-name="PM1" draw:style-name="Mdp2">
      <draw:rect presentation:style-name="Mpr7" draw:text-style-name="MP14" draw:layer="backgroundobjects" svg:width="25.4cm" svg:height="6.5cm" svg:x="0cm" svg:y="9cm">
        <text:p/>
      </draw:rect>
      <draw:rect presentation:style-name="Mpr8" draw:text-style-name="MP15" draw:layer="backgroundobjects" svg:width="25.4cm" svg:height="9cm" svg:x="0cm" svg:y="0cm">
        <text:p/>
      </draw:rect>
      <draw:frame presentation:style-name="Mpr9" draw:text-style-name="MP16" draw:layer="backgroundobjects" svg:width="21.798cm" svg:height="6cm" svg:x="3.602cm" svg:y="3.6cm" presentation:class="title">
        <draw:text-box>
          <text:p text:style-name="MP1">請按一下鼠標，編輯標題文的格式。</text:p>
        </draw:text-box>
      </draw:frame>
      <draw:frame presentation:style-name="Mpr10" draw:text-style-name="MP19" draw:layer="backgroundobjects" svg:width="22.856cm" svg:height="6.861cm" svg:x="5cm" svg:y="11cm" presentation:class="outline">
        <draw:text-box>
          <text:list text:style-name="ML6">
            <text:list-item>
              <text:p text:style-name="MP17">請按鼠標，編輯大綱文字格式。</text:p>
              <text:list>
                <text:list-item>
                  <text:p text:style-name="MP18"><text:span text:style-name="MT3">第二個大綱級</text:span></text:p>
                  <text:list>
                    <text:list-item>
                      <text:p text:style-name="MP18"><text:span text:style-name="MT3">第三個大綱級</text:span></text:p>
                      <text:list>
                        <text:list-item>
                          <text:p text:style-name="MP18"><text:span text:style-name="MT3">第四個大綱級</text:span></text:p>
                          <text:list>
                            <text:list-item>
                              <text:p text:style-name="MP18"><text:span text:style-name="MT3">第五個大綱級</text:span></text:p>
                              <text:list>
                                <text:list-item>
                                  <text:p text:style-name="MP18"><text:span text:style-name="MT3">第六個大綱級</text:span></text:p>
                                  <text:list>
                                    <text:list-item>
                                      <text:p text:style-name="MP18"><text:span text:style-name="MT3">第七個大綱級</text:span></text:p>
                                      <text:list>
                                        <text:list-item>
                                          <text:p text:style-name="MP18"><text:span text:style-name="MT3">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20" draw:layer="backgroundobjects" svg:width="25.4cm" svg:height="13.05cm" svg:x="0cm" svg:y="6cm">
        <draw:image xlink:href="Pictures/100002010000032000000198D033E9FAE7898548.png" xlink:type="simple" xlink:show="embed" xlink:actuate="onLoad" loext:mime-type="image/png">
          <text:p/>
        </draw:image>
      </draw:frame>
      <draw:frame draw:style-name="Mgr3" draw:text-style-name="MP20" draw:layer="backgroundobjects" svg:width="2.736cm" svg:height="1.127cm" svg:x="15.5cm" svg:y="9.5cm">
        <draw:image xlink:href="Pictures/10000201000000610000002862A09E338579E881.png" xlink:type="simple" xlink:show="embed" xlink:actuate="onLoad" loext:mime-type="image/png">
          <text:p/>
        </draw:image>
      </draw:frame>
      <draw:frame draw:style-name="Mgr3" draw:text-style-name="MP20" draw:layer="backgroundobjects" svg:width="2cm" svg:height="0.824cm" svg:x="20cm" svg:y="11.676cm">
        <draw:image xlink:href="Pictures/10000201000000610000002862A09E338579E881.png" xlink:type="simple" xlink:show="embed" xlink:actuate="onLoad" loext:mime-type="image/png">
          <text:p/>
        </draw:image>
      </draw:frame>
      <draw:frame draw:style-name="Mgr3" draw:text-style-name="MP20"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4" draw:text-style-name="MP21" draw:layer="backgroundobjects" svg:width="19.05cm" svg:height="25.4cm" svg:x="0cm" svg:y="0cm">
          <text:p/>
        </draw:rect>
        <draw:custom-shape draw:style-name="Mgr5"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24" draw:layer="backgroundobjects" svg:width="8.251cm" svg:height="1.267cm" svg:x="-0.001cm" svg:y="0cm" presentation:class="header" presentation:user-transformed="true">
          <draw:text-box>
            <text:p text:style-name="MP23"><text:span text:style-name="MT4"><presentation:header/></text:span></text:p>
          </draw:text-box>
        </draw:frame>
        <draw:frame presentation:style-name="Mpr12" draw:text-style-name="MP26" draw:layer="backgroundobjects" svg:width="8.25cm" svg:height="1.267cm" svg:x="10.791cm" svg:y="0cm" presentation:class="date-time" presentation:user-transformed="true">
          <draw:text-box>
            <text:p text:style-name="MP25"><text:span text:style-name="MT4"><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13" draw:text-style-name="MP24" draw:layer="backgroundobjects" svg:width="8.251cm" svg:height="1.266cm" svg:x="-0.001cm" svg:y="24.124cm" presentation:class="footer" presentation:user-transformed="true">
          <draw:text-box>
            <text:p text:style-name="MP23"><text:span text:style-name="MT4"><presentation:footer/></text:span></text:p>
          </draw:text-box>
        </draw:frame>
        <draw:frame presentation:style-name="Mpr14" draw:text-style-name="MP26" draw:layer="backgroundobjects" svg:width="8.25cm" svg:height="1.266cm" svg:x="10.791cm" svg:y="24.124cm" presentation:class="page-number" presentation:user-transformed="true">
          <draw:text-box>
            <text:p text:style-name="MP25"><text:span text:style-name="MT4"><text:page-number>&lt;編號&gt;</text:page-number></text:span></text:p>
          </draw:text-box>
        </draw:frame>
      </presentation:notes>
    </style:master-page>
    <style:master-page style:name="資訊未來大自由_5f_內頁" style:display-name="資訊未來大自由_內頁" style:page-layout-name="PM1" draw:style-name="Mdp2">
      <draw:custom-shape draw:style-name="Mgr6" draw:text-style-name="MP27" draw:layer="backgroundobjects" svg:width="25.391cm" svg:height="3.999cm" svg:x="0.009cm" svg:y="0.001cm">
        <text:p/>
        <draw:enhanced-geometry svg:viewBox="0 0 21600 21600" draw:type="rectangle" draw:enhanced-path="M 0 0 L 21600 0 21600 21600 0 21600 0 0 Z N"/>
      </draw:custom-shape>
      <draw:frame presentation:style-name="Mpr15" draw:text-style-name="MP19" draw:layer="backgroundobjects" svg:width="23.5cm" svg:height="13.7cm" svg:x="1cm" svg:y="5.3cm" presentation:class="outline">
        <draw:text-box>
          <text:list text:style-name="ML8">
            <text:list-item>
              <text:p text:style-name="MP17">請按鼠標，編輯大綱文字格式。</text:p>
              <text:list>
                <text:list-item>
                  <text:p text:style-name="MP18"><text:span text:style-name="MT5">第二個大綱級</text:span></text:p>
                  <text:list>
                    <text:list-item>
                      <text:p text:style-name="MP18"><text:span text:style-name="MT6">第三個大綱級</text:span></text:p>
                      <text:list>
                        <text:list-item>
                          <text:p text:style-name="MP18"><text:span text:style-name="MT7">第四個大綱級</text:span></text:p>
                          <text:list>
                            <text:list-item>
                              <text:p text:style-name="MP18"><text:span text:style-name="MT7">第五個大綱級</text:span></text:p>
                              <text:list>
                                <text:list-item>
                                  <text:p text:style-name="MP18"><text:span text:style-name="MT7">第六個大綱級</text:span></text:p>
                                  <text:list>
                                    <text:list-item>
                                      <text:p text:style-name="MP18"><text:span text:style-name="MT7">第七個大綱級</text:span></text:p>
                                      <text:list>
                                        <text:list-item>
                                          <text:p text:style-name="MP18"><text:span text:style-name="MT7">第八個大綱級</text:span></text:p>
                                          <text:list>
                                            <text:list-item>
                                              <text:p text:style-name="MP18"><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9" draw:layer="backgroundobjects" svg:width="1.689cm" svg:height="1.32cm" svg:x="23.071cm" svg:y="16.932cm" presentation:class="page-number">
        <draw:text-box>
          <text:p text:style-name="MP28"><text:span text:style-name="MT8"><text:page-number>&lt;編號&gt;</text:page-number></text:span></text:p>
        </draw:text-box>
      </draw:frame>
      <draw:custom-shape draw:style-name="Mgr7" draw:text-style-name="MP22" draw:layer="backgroundobjects" svg:width="25.4cm" svg:height="0.154cm" svg:x="0cm" svg:y="0.269cm">
        <text:p/>
        <draw:enhanced-geometry svg:viewBox="0 0 21600 21600" draw:type="rectangle" draw:enhanced-path="M 0 0 L 21600 0 21600 21600 0 21600 0 0 Z N"/>
      </draw:custom-shape>
      <draw:custom-shape draw:style-name="Mgr8" draw:text-style-name="MP30" draw:layer="backgroundobjects" svg:width="0.005cm" svg:height="2.081cm" svg:x="0.619cm" svg:y="0.847cm">
        <text:p/>
        <draw:enhanced-geometry svg:viewBox="0 0 1 464" draw:type="non-primitive" draw:enhanced-path="M 0 464 L 1 0 N"/>
      </draw:custom-shape>
      <draw:frame draw:style-name="Mgr3" draw:text-style-name="MP20"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17" draw:text-style-name="MP21" draw:layer="backgroundobjects" svg:width="5cm" svg:height="3.05cm" svg:x="20.5cm" svg:y="16cm">
        <text:p/>
      </draw:rect>
      <draw:frame draw:style-name="Mgr3" draw:text-style-name="MP20" draw:layer="backgroundobjects" svg:width="13.038cm" svg:height="3.837cm" svg:x="12.362cm" svg:y="0.211cm">
        <draw:image xlink:href="Pictures/10000201000001CE0000008811AE7AF1F8DD5D88.png" xlink:type="simple" xlink:show="embed" xlink:actuate="onLoad" loext:mime-type="image/png">
          <text:p/>
        </draw:image>
      </draw:frame>
      <draw:frame draw:style-name="Mgr3" draw:text-style-name="MP20" draw:layer="backgroundobjects" svg:width="1.736cm" svg:height="0.715cm" svg:x="21.9cm" svg:y="1.6cm">
        <draw:image xlink:href="Pictures/10000201000000610000002862A09E338579E881.png" xlink:type="simple" xlink:show="embed" xlink:actuate="onLoad" loext:mime-type="image/png">
          <text:p/>
        </draw:image>
      </draw:frame>
      <draw:frame draw:style-name="Mgr3" draw:text-style-name="MP20" draw:layer="backgroundobjects" svg:width="1.5cm" svg:height="0.618cm" svg:x="23.2cm" svg:y="2.7cm">
        <draw:image xlink:href="Pictures/10000201000000610000002862A09E338579E881.png" xlink:type="simple" xlink:show="embed" xlink:actuate="onLoad" loext:mime-type="image/png">
          <text:p/>
        </draw:image>
      </draw:frame>
      <draw:frame presentation:style-name="Mpr18" draw:text-style-name="MP16" draw:layer="backgroundobjects" svg:width="23.8cm" svg:height="1.677cm" svg:x="1cm" svg:y="1.458cm" presentation:class="title">
        <draw:text-box>
          <text:p text:style-name="MP1">請按一下鼠標，編輯標題文的格式。</text:p>
        </draw:text-box>
      </draw:frame>
      <draw:custom-shape draw:style-name="Mgr9" draw:text-style-name="MP31" draw:layer="backgroundobjects" svg:width="25.391cm" svg:height="0.5cm" svg:x="0.009cm" svg:y="4cm">
        <text:p/>
        <draw:enhanced-geometry svg:viewBox="0 0 21600 21600" draw:type="rectangle" draw:enhanced-path="M 0 0 L 21600 0 21600 21600 0 21600 0 0 Z N"/>
      </draw:custom-shape>
      <draw:frame draw:style-name="Mgr3" draw:text-style-name="MP20"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4" draw:text-style-name="MP21" draw:layer="backgroundobjects" svg:width="19.05cm" svg:height="25.4cm" svg:x="0cm" svg:y="0cm">
          <text:p/>
        </draw:rect>
        <draw:custom-shape draw:style-name="Mgr10"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24" draw:layer="backgroundobjects" svg:width="8.251cm" svg:height="1.267cm" svg:x="-0.001cm" svg:y="0cm" presentation:class="header">
          <draw:text-box>
            <text:p text:style-name="MP23"><text:span text:style-name="MT4"><presentation:header/></text:span></text:p>
          </draw:text-box>
        </draw:frame>
        <draw:frame presentation:style-name="Mpr20" draw:text-style-name="MP26" draw:layer="backgroundobjects" svg:width="8.25cm" svg:height="1.267cm" svg:x="10.791cm" svg:y="0cm" presentation:class="date-time">
          <draw:text-box>
            <text:p text:style-name="MP25"><text:span text:style-name="MT4"><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21" draw:text-style-name="MP24" draw:layer="backgroundobjects" svg:width="8.251cm" svg:height="1.266cm" svg:x="-0.001cm" svg:y="24.124cm" presentation:class="footer">
          <draw:text-box>
            <text:p text:style-name="MP23"><text:span text:style-name="MT4"><presentation:footer/></text:span></text:p>
          </draw:text-box>
        </draw:frame>
        <draw:frame presentation:style-name="Mpr22" draw:text-style-name="MP26" draw:layer="backgroundobjects" svg:width="8.25cm" svg:height="1.266cm" svg:x="10.791cm" svg:y="24.124cm" presentation:class="page-number">
          <draw:text-box>
            <text:p text:style-name="MP25"><text:span text:style-name="MT4"><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4-02-17T14:06:43.699510764</meta:creation-date>
    <dc:language>en-US</dc:language>
    <meta:editing-cycles>317</meta:editing-cycles>
    <meta:editing-duration>P1DT15H28M4S</meta:editing-duration>
    <meta:initial-creator>root </meta:initial-creator>
    <dc:date>2020-12-04T11:30:37.464261125</dc:date>
    <meta:document-statistic meta:object-count="246"/>
    <meta:user-defined meta:name="Info 1"/>
    <meta:user-defined meta:name="Info 2"/>
    <meta:user-defined meta:name="Info 3"/>
    <meta:user-defined meta:name="Info 4"/>
  </office:meta>
</office:document-meta>
</file>